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1.483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9"/>
    <style:style style:name="ce3" style:family="table-cell" style:parent-style-name="Default" style:data-style-name="N108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4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E_gamma_low</text:p>
          </table:table-cell>
          <table:table-cell office:value-type="string">
            <text:p>E_gamma_high</text:p>
          </table:table-cell>
          <table:table-cell office:value-type="string">
            <text:p>E_gamma_mean</text:p>
          </table:table-cell>
          <table:table-cell office:value-type="string">
            <text:p>E_gamma_sys</text:p>
          </table:table-cell>
          <table:table-cell office:value-type="string">
            <text:p>costheta_width</text:p>
          </table:table-cell>
          <table:table-cell office:value-type="string">
            <text:p>costheta_center</text:p>
          </table:table-cell>
          <table:table-cell/>
          <table:table-cell office:value-type="string">
            <text:p>T</text:p>
          </table:table-cell>
          <table:table-cell office:value-type="string">
            <text:p>stat</text:p>
          </table:table-cell>
          <table:table-cell office:value-type="string">
            <text:p>sys</text:p>
          </table:table-cell>
          <table:table-cell office:value-type="string">
            <text:p>sys_r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formula="of:=[.C20]" office:value-type="float" office:value="683.5">
            <text:p>683,50</text:p>
          </table:table-cell>
          <table:table-cell table:style-name="ce1"/>
          <table:table-cell/>
          <table:table-cell table:formula="of:=AVERAGE([.K3:.K20])" office:value-type="float" office:value="0.0248121849022814">
            <text:p>0,0248</text:p>
          </table:table-cell>
          <table:table-cell table:number-columns-repeated="6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3]+[.A3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3])*180/PI()" office:value-type="float" office:value="163.335428626181">
            <text:p>163,335</text:p>
          </table:table-cell>
          <table:table-cell office:value-type="float" office:value="-0.2596">
            <text:p>-0,2596</text:p>
          </table:table-cell>
          <table:table-cell office:value-type="float" office:value="0.0976">
            <text:p>0,0976</text:p>
          </table:table-cell>
          <table:table-cell office:value-type="float" office:value="0.008">
            <text:p>0,0080</text:p>
          </table:table-cell>
          <table:table-cell table:formula="of:=[.J3]/ABS([.H3])" office:value-type="float" office:value="0.0308166409861325">
            <text:p>0,0308</text:p>
          </table:table-cell>
          <table:table-cell/>
          <table:table-cell table:formula="of:=[.A3]-0.5*([.B3]-[.A3])" office:value-type="float" office:value="650.98">
            <text:p>650,98</text:p>
          </table:table-cell>
          <table:table-cell table:formula="of:=[.C3]-[.M3]" office:value-type="float" office:value="32.52">
            <text:p>32,52</text:p>
          </table:table-cell>
          <table:table-cell table:formula="of:=[.B3]-[.A3]" office:value-type="float" office:value="32.52">
            <text:p>32,52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4]+[.A4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4])*180/PI()" office:value-type="float" office:value="151.04497562814">
            <text:p>151,045</text:p>
          </table:table-cell>
          <table:table-cell office:value-type="float" office:value="-0.3346">
            <text:p>-0,3346</text:p>
          </table:table-cell>
          <table:table-cell office:value-type="float" office:value="0.0543">
            <text:p>0,0543</text:p>
          </table:table-cell>
          <table:table-cell office:value-type="float" office:value="0.0086">
            <text:p>0,0086</text:p>
          </table:table-cell>
          <table:table-cell table:formula="of:=[.J4]/ABS([.H4])" office:value-type="float" office:value="0.0257023311416617">
            <text:p>0,0257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5]+[.A5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5])*180/PI()" office:value-type="float" office:value="142.372809371166">
            <text:p>142,373</text:p>
          </table:table-cell>
          <table:table-cell office:value-type="float" office:value="-0.498">
            <text:p>-0,4980</text:p>
          </table:table-cell>
          <table:table-cell office:value-type="float" office:value="0.0408">
            <text:p>0,0408</text:p>
          </table:table-cell>
          <table:table-cell office:value-type="float" office:value="0.0129">
            <text:p>0,0129</text:p>
          </table:table-cell>
          <table:table-cell table:formula="of:=[.J5]/ABS([.H5])" office:value-type="float" office:value="0.0259036144578313">
            <text:p>0,025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6]+[.A6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6])*180/PI()" office:value-type="float" office:value="135.072421942444">
            <text:p>135,072</text:p>
          </table:table-cell>
          <table:table-cell office:value-type="float" office:value="-0.6306">
            <text:p>-0,6306</text:p>
          </table:table-cell>
          <table:table-cell office:value-type="float" office:value="0.0347">
            <text:p>0,0347</text:p>
          </table:table-cell>
          <table:table-cell office:value-type="float" office:value="0.0154">
            <text:p>0,0154</text:p>
          </table:table-cell>
          <table:table-cell table:formula="of:=[.J6]/ABS([.H6])" office:value-type="float" office:value="0.0244211861718998">
            <text:p>0,0244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7]+[.A7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7])*180/PI()" office:value-type="float" office:value="128.682187453489">
            <text:p>128,682</text:p>
          </table:table-cell>
          <table:table-cell office:value-type="float" office:value="-0.6693">
            <text:p>-0,6693</text:p>
          </table:table-cell>
          <table:table-cell office:value-type="float" office:value="0.0316">
            <text:p>0,0316</text:p>
          </table:table-cell>
          <table:table-cell office:value-type="float" office:value="0.0168">
            <text:p>0,0168</text:p>
          </table:table-cell>
          <table:table-cell table:formula="of:=[.J7]/ABS([.H7])" office:value-type="float" office:value="0.0251008516360377">
            <text:p>0,0251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8]+[.A8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8])*180/PI()" office:value-type="float" office:value="122.819891570807">
            <text:p>122,820</text:p>
          </table:table-cell>
          <table:table-cell office:value-type="float" office:value="-0.7317">
            <text:p>-0,7317</text:p>
          </table:table-cell>
          <table:table-cell office:value-type="float" office:value="0.0286">
            <text:p>0,0286</text:p>
          </table:table-cell>
          <table:table-cell office:value-type="float" office:value="0.017">
            <text:p>0,0170</text:p>
          </table:table-cell>
          <table:table-cell table:formula="of:=[.J8]/ABS([.H8])" office:value-type="float" office:value="0.02323356566899">
            <text:p>0,0232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9]+[.A9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9])*180/PI()" office:value-type="float" office:value="117.258126272495">
            <text:p>117,258</text:p>
          </table:table-cell>
          <table:table-cell office:value-type="float" office:value="-0.8295">
            <text:p>-0,8295</text:p>
          </table:table-cell>
          <table:table-cell office:value-type="float" office:value="0.0338">
            <text:p>0,0338</text:p>
          </table:table-cell>
          <table:table-cell office:value-type="float" office:value="0.0261">
            <text:p>0,0261</text:p>
          </table:table-cell>
          <table:table-cell table:formula="of:=[.J9]/ABS([.H9])" office:value-type="float" office:value="0.0314647377938517">
            <text:p>0,0315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0]+[.A10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10])*180/PI()" office:value-type="float" office:value="112.024312837042">
            <text:p>112,024</text:p>
          </table:table-cell>
          <table:table-cell office:value-type="float" office:value="-0.7583">
            <text:p>-0,7583</text:p>
          </table:table-cell>
          <table:table-cell office:value-type="float" office:value="0.0291">
            <text:p>0,0291</text:p>
          </table:table-cell>
          <table:table-cell office:value-type="float" office:value="0.017">
            <text:p>0,0170</text:p>
          </table:table-cell>
          <table:table-cell table:formula="of:=[.J10]/ABS([.H10])" office:value-type="float" office:value="0.0224185678491362">
            <text:p>0,0224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1]+[.A11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11])*180/PI()" office:value-type="float" office:value="106.977731108226">
            <text:p>106,978</text:p>
          </table:table-cell>
          <table:table-cell office:value-type="float" office:value="-0.7793">
            <text:p>-0,7793</text:p>
          </table:table-cell>
          <table:table-cell office:value-type="float" office:value="0.0267">
            <text:p>0,0267</text:p>
          </table:table-cell>
          <table:table-cell office:value-type="float" office:value="0.018">
            <text:p>0,0180</text:p>
          </table:table-cell>
          <table:table-cell table:formula="of:=[.J11]/ABS([.H11])" office:value-type="float" office:value="0.0230976517387399">
            <text:p>0,0231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2]+[.A12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12])*180/PI()" office:value-type="float" office:value="102.005172830754">
            <text:p>102,005</text:p>
          </table:table-cell>
          <table:table-cell office:value-type="float" office:value="-0.7629">
            <text:p>-0,7629</text:p>
          </table:table-cell>
          <table:table-cell office:value-type="float" office:value="0.0263">
            <text:p>0,0263</text:p>
          </table:table-cell>
          <table:table-cell office:value-type="float" office:value="0.0189">
            <text:p>0,0189</text:p>
          </table:table-cell>
          <table:table-cell table:formula="of:=[.J12]/ABS([.H12])" office:value-type="float" office:value="0.0247738891073535">
            <text:p>0,0248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3]+[.A13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13])*180/PI()" office:value-type="float" office:value="97.1807557814583">
            <text:p>97,181</text:p>
          </table:table-cell>
          <table:table-cell office:value-type="float" office:value="-0.7808">
            <text:p>-0,7808</text:p>
          </table:table-cell>
          <table:table-cell office:value-type="float" office:value="0.0249">
            <text:p>0,0249</text:p>
          </table:table-cell>
          <table:table-cell office:value-type="float" office:value="0.0179">
            <text:p>0,0179</text:p>
          </table:table-cell>
          <table:table-cell table:formula="of:=[.J13]/ABS([.H13])" office:value-type="float" office:value="0.0229252049180328">
            <text:p>0,022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4]+[.A14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14])*180/PI()" office:value-type="float" office:value="92.4071307900295">
            <text:p>92,407</text:p>
          </table:table-cell>
          <table:table-cell office:value-type="float" office:value="-0.7951">
            <text:p>-0,7951</text:p>
          </table:table-cell>
          <table:table-cell office:value-type="float" office:value="0.0247">
            <text:p>0,0247</text:p>
          </table:table-cell>
          <table:table-cell office:value-type="float" office:value="0.0193">
            <text:p>0,0193</text:p>
          </table:table-cell>
          <table:table-cell table:formula="of:=[.J14]/ABS([.H14])" office:value-type="float" office:value="0.0242736762671362">
            <text:p>0,0243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5]+[.A15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15])*180/PI()" office:value-type="float" office:value="87.5928692099705">
            <text:p>87,593</text:p>
          </table:table-cell>
          <table:table-cell office:value-type="float" office:value="-0.784">
            <text:p>-0,7840</text:p>
          </table:table-cell>
          <table:table-cell office:value-type="float" office:value="0.0251">
            <text:p>0,0251</text:p>
          </table:table-cell>
          <table:table-cell office:value-type="float" office:value="0.019">
            <text:p>0,0190</text:p>
          </table:table-cell>
          <table:table-cell table:formula="of:=[.J15]/ABS([.H15])" office:value-type="float" office:value="0.024234693877551">
            <text:p>0,0242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6]+[.A16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6])*180/PI()" office:value-type="float" office:value="82.8192442185417">
            <text:p>82,819</text:p>
          </table:table-cell>
          <table:table-cell office:value-type="float" office:value="-0.7738">
            <text:p>-0,7738</text:p>
          </table:table-cell>
          <table:table-cell office:value-type="float" office:value="0.026">
            <text:p>0,0260</text:p>
          </table:table-cell>
          <table:table-cell office:value-type="float" office:value="0.0179">
            <text:p>0,0179</text:p>
          </table:table-cell>
          <table:table-cell table:formula="of:=[.J16]/ABS([.H16])" office:value-type="float" office:value="0.0231325924011372">
            <text:p>0,0231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7]+[.A17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7])*180/PI()" office:value-type="float" office:value="77.9948271692462">
            <text:p>77,995</text:p>
          </table:table-cell>
          <table:table-cell office:value-type="float" office:value="-0.7537">
            <text:p>-0,7537</text:p>
          </table:table-cell>
          <table:table-cell office:value-type="float" office:value="0.0269">
            <text:p>0,0269</text:p>
          </table:table-cell>
          <table:table-cell office:value-type="float" office:value="0.0188">
            <text:p>0,0188</text:p>
          </table:table-cell>
          <table:table-cell table:formula="of:=[.J17]/ABS([.H17])" office:value-type="float" office:value="0.0249436115165185">
            <text:p>0,024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8]+[.A18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8])*180/PI()" office:value-type="float" office:value="73.0222688917742">
            <text:p>73,022</text:p>
          </table:table-cell>
          <table:table-cell office:value-type="float" office:value="-0.7071">
            <text:p>-0,7071</text:p>
          </table:table-cell>
          <table:table-cell office:value-type="float" office:value="0.0278">
            <text:p>0,0278</text:p>
          </table:table-cell>
          <table:table-cell office:value-type="float" office:value="0.0162">
            <text:p>0,0162</text:p>
          </table:table-cell>
          <table:table-cell table:formula="of:=[.J18]/ABS([.H18])" office:value-type="float" office:value="0.0229104794229953">
            <text:p>0,022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9]+[.A19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9])*180/PI()" office:value-type="float" office:value="67.9756871629579">
            <text:p>67,976</text:p>
          </table:table-cell>
          <table:table-cell office:value-type="float" office:value="-0.6379">
            <text:p>-0,6379</text:p>
          </table:table-cell>
          <table:table-cell office:value-type="float" office:value="0.0285">
            <text:p>0,0285</text:p>
          </table:table-cell>
          <table:table-cell office:value-type="float" office:value="0.014">
            <text:p>0,0140</text:p>
          </table:table-cell>
          <table:table-cell table:formula="of:=[.J19]/ABS([.H19])" office:value-type="float" office:value="0.0219470136385013">
            <text:p>0,021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20]+[.A20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20])*180/PI()" office:value-type="float" office:value="62.7418737275049">
            <text:p>62,742</text:p>
          </table:table-cell>
          <table:table-cell office:value-type="float" office:value="-0.4937">
            <text:p>-0,4937</text:p>
          </table:table-cell>
          <table:table-cell office:value-type="float" office:value="0.0408">
            <text:p>0,0408</text:p>
          </table:table-cell>
          <table:table-cell office:value-type="float" office:value="0.0125">
            <text:p>0,0125</text:p>
          </table:table-cell>
          <table:table-cell table:formula="of:=[.J20]/ABS([.H20])" office:value-type="float" office:value="0.0253190196475592">
            <text:p>0,025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" table:formula="of:=[.C40]" office:value-type="float" office:value="715.605">
            <text:p>715,61</text:p>
          </table:table-cell>
          <table:table-cell table:style-name="ce1"/>
          <table:table-cell/>
          <table:table-cell table:formula="of:=AVERAGE([.K23:.K41])" office:value-type="float" office:value="0.0248875436231465">
            <text:p>0,0249</text:p>
          </table:table-cell>
          <table:table-cell table:number-columns-repeated="6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3]+[.A23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23])*180/PI()" office:value-type="float" office:value="163.335428626181">
            <text:p>163,335</text:p>
          </table:table-cell>
          <table:table-cell office:value-type="float" office:value="-0.1684">
            <text:p>-0,1684</text:p>
          </table:table-cell>
          <table:table-cell office:value-type="float" office:value="0.1025">
            <text:p>0,1025</text:p>
          </table:table-cell>
          <table:table-cell office:value-type="float" office:value="0.0038">
            <text:p>0,0038</text:p>
          </table:table-cell>
          <table:table-cell table:formula="of:=[.J23]/ABS([.H23])" office:value-type="float" office:value="0.0225653206650831">
            <text:p>0,0226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4]+[.A24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24])*180/PI()" office:value-type="float" office:value="151.04497562814">
            <text:p>151,045</text:p>
          </table:table-cell>
          <table:table-cell office:value-type="float" office:value="-0.1793">
            <text:p>-0,1793</text:p>
          </table:table-cell>
          <table:table-cell office:value-type="float" office:value="0.0599">
            <text:p>0,0599</text:p>
          </table:table-cell>
          <table:table-cell office:value-type="float" office:value="0.0053">
            <text:p>0,0053</text:p>
          </table:table-cell>
          <table:table-cell table:formula="of:=[.J24]/ABS([.H24])" office:value-type="float" office:value="0.0295593976575572">
            <text:p>0,0296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5]+[.A25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25])*180/PI()" office:value-type="float" office:value="142.372809371166">
            <text:p>142,373</text:p>
          </table:table-cell>
          <table:table-cell office:value-type="float" office:value="-0.2888">
            <text:p>-0,2888</text:p>
          </table:table-cell>
          <table:table-cell office:value-type="float" office:value="0.0447">
            <text:p>0,0447</text:p>
          </table:table-cell>
          <table:table-cell office:value-type="float" office:value="0.0078">
            <text:p>0,0078</text:p>
          </table:table-cell>
          <table:table-cell table:formula="of:=[.J25]/ABS([.H25])" office:value-type="float" office:value="0.0270083102493075">
            <text:p>0,0270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6]+[.A26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26])*180/PI()" office:value-type="float" office:value="135.072421942444">
            <text:p>135,072</text:p>
          </table:table-cell>
          <table:table-cell office:value-type="float" office:value="-0.3406">
            <text:p>-0,3406</text:p>
          </table:table-cell>
          <table:table-cell office:value-type="float" office:value="0.0414">
            <text:p>0,0414</text:p>
          </table:table-cell>
          <table:table-cell office:value-type="float" office:value="0.0081">
            <text:p>0,0081</text:p>
          </table:table-cell>
          <table:table-cell table:formula="of:=[.J26]/ABS([.H26])" office:value-type="float" office:value="0.0237815619495009">
            <text:p>0,0238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7]+[.A27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27])*180/PI()" office:value-type="float" office:value="128.682187453489">
            <text:p>128,682</text:p>
          </table:table-cell>
          <table:table-cell office:value-type="float" office:value="-0.5064">
            <text:p>-0,5064</text:p>
          </table:table-cell>
          <table:table-cell office:value-type="float" office:value="0.0369">
            <text:p>0,0369</text:p>
          </table:table-cell>
          <table:table-cell office:value-type="float" office:value="0.013">
            <text:p>0,0130</text:p>
          </table:table-cell>
          <table:table-cell table:formula="of:=[.J27]/ABS([.H27])" office:value-type="float" office:value="0.0256714060031596">
            <text:p>0,0257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8]+[.A28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28])*180/PI()" office:value-type="float" office:value="122.819891570807">
            <text:p>122,820</text:p>
          </table:table-cell>
          <table:table-cell office:value-type="float" office:value="-0.5747">
            <text:p>-0,5747</text:p>
          </table:table-cell>
          <table:table-cell office:value-type="float" office:value="0.0335">
            <text:p>0,0335</text:p>
          </table:table-cell>
          <table:table-cell office:value-type="float" office:value="0.0136">
            <text:p>0,0136</text:p>
          </table:table-cell>
          <table:table-cell table:formula="of:=[.J28]/ABS([.H28])" office:value-type="float" office:value="0.0236645206194536">
            <text:p>0,0237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9]+[.A29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29])*180/PI()" office:value-type="float" office:value="117.258126272495">
            <text:p>117,258</text:p>
          </table:table-cell>
          <table:table-cell office:value-type="float" office:value="-0.633">
            <text:p>-0,6330</text:p>
          </table:table-cell>
          <table:table-cell office:value-type="float" office:value="0.0405">
            <text:p>0,0405</text:p>
          </table:table-cell>
          <table:table-cell office:value-type="float" office:value="0.0199">
            <text:p>0,0199</text:p>
          </table:table-cell>
          <table:table-cell table:formula="of:=[.J29]/ABS([.H29])" office:value-type="float" office:value="0.0314375987361769">
            <text:p>0,0314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0]+[.A30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30])*180/PI()" office:value-type="float" office:value="112.024312837042">
            <text:p>112,024</text:p>
          </table:table-cell>
          <table:table-cell office:value-type="float" office:value="-0.6199">
            <text:p>-0,6199</text:p>
          </table:table-cell>
          <table:table-cell office:value-type="float" office:value="0.036">
            <text:p>0,0360</text:p>
          </table:table-cell>
          <table:table-cell office:value-type="float" office:value="0.0147">
            <text:p>0,0147</text:p>
          </table:table-cell>
          <table:table-cell table:formula="of:=[.J30]/ABS([.H30])" office:value-type="float" office:value="0.0237135021777706">
            <text:p>0,0237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1]+[.A31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31])*180/PI()" office:value-type="float" office:value="106.977731108226">
            <text:p>106,978</text:p>
          </table:table-cell>
          <table:table-cell office:value-type="float" office:value="-0.673">
            <text:p>-0,6730</text:p>
          </table:table-cell>
          <table:table-cell office:value-type="float" office:value="0.0335">
            <text:p>0,0335</text:p>
          </table:table-cell>
          <table:table-cell office:value-type="float" office:value="0.0148">
            <text:p>0,0148</text:p>
          </table:table-cell>
          <table:table-cell table:formula="of:=[.J31]/ABS([.H31])" office:value-type="float" office:value="0.0219910846953938">
            <text:p>0,0220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2]+[.A32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32])*180/PI()" office:value-type="float" office:value="102.005172830754">
            <text:p>102,005</text:p>
          </table:table-cell>
          <table:table-cell office:value-type="float" office:value="-0.6214">
            <text:p>-0,6214</text:p>
          </table:table-cell>
          <table:table-cell office:value-type="float" office:value="0.0312">
            <text:p>0,0312</text:p>
          </table:table-cell>
          <table:table-cell office:value-type="float" office:value="0.0149">
            <text:p>0,0149</text:p>
          </table:table-cell>
          <table:table-cell table:formula="of:=[.J32]/ABS([.H32])" office:value-type="float" office:value="0.0239781139362729">
            <text:p>0,0240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3]+[.A33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33])*180/PI()" office:value-type="float" office:value="97.1807557814583">
            <text:p>97,181</text:p>
          </table:table-cell>
          <table:table-cell office:value-type="float" office:value="-0.6742">
            <text:p>-0,6742</text:p>
          </table:table-cell>
          <table:table-cell office:value-type="float" office:value="0.03">
            <text:p>0,0300</text:p>
          </table:table-cell>
          <table:table-cell office:value-type="float" office:value="0.0156">
            <text:p>0,0156</text:p>
          </table:table-cell>
          <table:table-cell table:formula="of:=[.J33]/ABS([.H33])" office:value-type="float" office:value="0.0231385345594779">
            <text:p>0,0231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4]+[.A34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34])*180/PI()" office:value-type="float" office:value="92.4071307900295">
            <text:p>92,407</text:p>
          </table:table-cell>
          <table:table-cell office:value-type="float" office:value="-0.6291">
            <text:p>-0,6291</text:p>
          </table:table-cell>
          <table:table-cell office:value-type="float" office:value="0.0289">
            <text:p>0,0289</text:p>
          </table:table-cell>
          <table:table-cell office:value-type="float" office:value="0.0149">
            <text:p>0,0149</text:p>
          </table:table-cell>
          <table:table-cell table:formula="of:=[.J34]/ABS([.H34])" office:value-type="float" office:value="0.0236846288348434">
            <text:p>0,0237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5]+[.A35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35])*180/PI()" office:value-type="float" office:value="87.5928692099705">
            <text:p>87,593</text:p>
          </table:table-cell>
          <table:table-cell office:value-type="float" office:value="-0.692">
            <text:p>-0,6920</text:p>
          </table:table-cell>
          <table:table-cell office:value-type="float" office:value="0.0289">
            <text:p>0,0289</text:p>
          </table:table-cell>
          <table:table-cell office:value-type="float" office:value="0.0163">
            <text:p>0,0163</text:p>
          </table:table-cell>
          <table:table-cell table:formula="of:=[.J35]/ABS([.H35])" office:value-type="float" office:value="0.0235549132947977">
            <text:p>0,0236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6]+[.A36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36])*180/PI()" office:value-type="float" office:value="82.8192442185417">
            <text:p>82,819</text:p>
          </table:table-cell>
          <table:table-cell office:value-type="float" office:value="-0.6456">
            <text:p>-0,6456</text:p>
          </table:table-cell>
          <table:table-cell office:value-type="float" office:value="0.0301">
            <text:p>0,0301</text:p>
          </table:table-cell>
          <table:table-cell office:value-type="float" office:value="0.0152">
            <text:p>0,0152</text:p>
          </table:table-cell>
          <table:table-cell table:formula="of:=[.J36]/ABS([.H36])" office:value-type="float" office:value="0.023543990086741">
            <text:p>0,0235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7]+[.A37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37])*180/PI()" office:value-type="float" office:value="77.9948271692462">
            <text:p>77,995</text:p>
          </table:table-cell>
          <table:table-cell office:value-type="float" office:value="-0.5926">
            <text:p>-0,5926</text:p>
          </table:table-cell>
          <table:table-cell office:value-type="float" office:value="0.0305">
            <text:p>0,0305</text:p>
          </table:table-cell>
          <table:table-cell office:value-type="float" office:value="0.0143">
            <text:p>0,0143</text:p>
          </table:table-cell>
          <table:table-cell table:formula="of:=[.J37]/ABS([.H37])" office:value-type="float" office:value="0.0241309483631455">
            <text:p>0,0241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8]+[.A38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38])*180/PI()" office:value-type="float" office:value="73.0222688917742">
            <text:p>73,022</text:p>
          </table:table-cell>
          <table:table-cell office:value-type="float" office:value="-0.5031">
            <text:p>-0,5031</text:p>
          </table:table-cell>
          <table:table-cell office:value-type="float" office:value="0.0321">
            <text:p>0,0321</text:p>
          </table:table-cell>
          <table:table-cell office:value-type="float" office:value="0.0117">
            <text:p>0,0117</text:p>
          </table:table-cell>
          <table:table-cell table:formula="of:=[.J38]/ABS([.H38])" office:value-type="float" office:value="0.0232558139534884">
            <text:p>0,0233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9]+[.A39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39])*180/PI()" office:value-type="float" office:value="67.9756871629579">
            <text:p>67,976</text:p>
          </table:table-cell>
          <table:table-cell office:value-type="float" office:value="-0.4865">
            <text:p>-0,4865</text:p>
          </table:table-cell>
          <table:table-cell office:value-type="float" office:value="0.0342">
            <text:p>0,0342</text:p>
          </table:table-cell>
          <table:table-cell office:value-type="float" office:value="0.0113">
            <text:p>0,0113</text:p>
          </table:table-cell>
          <table:table-cell table:formula="of:=[.J39]/ABS([.H39])" office:value-type="float" office:value="0.0232271325796506">
            <text:p>0,0232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40]+[.A40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40])*180/PI()" office:value-type="float" office:value="62.7418737275049">
            <text:p>62,742</text:p>
          </table:table-cell>
          <table:table-cell office:value-type="float" office:value="-0.3185">
            <text:p>-0,3185</text:p>
          </table:table-cell>
          <table:table-cell office:value-type="float" office:value="0.0396">
            <text:p>0,0396</text:p>
          </table:table-cell>
          <table:table-cell office:value-type="float" office:value="0.0073">
            <text:p>0,0073</text:p>
          </table:table-cell>
          <table:table-cell table:formula="of:=[.J40]/ABS([.H40])" office:value-type="float" office:value="0.0229199372056515">
            <text:p>0,0229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41]+[.A41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41])*180/PI()" office:value-type="float" office:value="57.1801084291935">
            <text:p>57,180</text:p>
          </table:table-cell>
          <table:table-cell office:value-type="float" office:value="-0.2622">
            <text:p>-0,2622</text:p>
          </table:table-cell>
          <table:table-cell office:value-type="float" office:value="0.0765">
            <text:p>0,0765</text:p>
          </table:table-cell>
          <table:table-cell office:value-type="float" office:value="0.0084">
            <text:p>0,0084</text:p>
          </table:table-cell>
          <table:table-cell table:formula="of:=[.J41]/ABS([.H41])" office:value-type="float" office:value="0.0320366132723112">
            <text:p>0,032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" table:formula="of:=[.C61]" office:value-type="float" office:value="749.94">
            <text:p>749,94</text:p>
          </table:table-cell>
          <table:table-cell table:style-name="ce1"/>
          <table:table-cell/>
          <table:table-cell table:formula="of:=AVERAGE([.K44:.K62])" office:value-type="float" office:value="0.0403508751159086">
            <text:p>0,0404</text:p>
          </table:table-cell>
          <table:table-cell table:number-columns-repeated="6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4]+[.A44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44])*180/PI()" office:value-type="float" office:value="163.335428626181">
            <text:p>163,335</text:p>
          </table:table-cell>
          <table:table-cell office:value-type="float" office:value="-0.0062">
            <text:p>-0,0062</text:p>
          </table:table-cell>
          <table:table-cell office:value-type="float" office:value="0.0672">
            <text:p>0,0672</text:p>
          </table:table-cell>
          <table:table-cell office:value-type="float" office:value="0.0019">
            <text:p>0,0019</text:p>
          </table:table-cell>
          <table:table-cell table:formula="of:=[.J44]/ABS([.H44])" office:value-type="float" office:value="0.306451612903226">
            <text:p>0,3065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5]+[.A45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45])*180/PI()" office:value-type="float" office:value="151.04497562814">
            <text:p>151,045</text:p>
          </table:table-cell>
          <table:table-cell office:value-type="float" office:value="-0.0816">
            <text:p>-0,0816</text:p>
          </table:table-cell>
          <table:table-cell office:value-type="float" office:value="0.0396">
            <text:p>0,0396</text:p>
          </table:table-cell>
          <table:table-cell office:value-type="float" office:value="0.0031">
            <text:p>0,0031</text:p>
          </table:table-cell>
          <table:table-cell table:formula="of:=[.J45]/ABS([.H45])" office:value-type="float" office:value="0.0379901960784314">
            <text:p>0,0380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6]+[.A46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46])*180/PI()" office:value-type="float" office:value="142.372809371166">
            <text:p>142,373</text:p>
          </table:table-cell>
          <table:table-cell office:value-type="float" office:value="-0.1455">
            <text:p>-0,1455</text:p>
          </table:table-cell>
          <table:table-cell office:value-type="float" office:value="0.0297">
            <text:p>0,0297</text:p>
          </table:table-cell>
          <table:table-cell office:value-type="float" office:value="0.0041">
            <text:p>0,0041</text:p>
          </table:table-cell>
          <table:table-cell table:formula="of:=[.J46]/ABS([.H46])" office:value-type="float" office:value="0.0281786941580756">
            <text:p>0,0282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7]+[.A47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47])*180/PI()" office:value-type="float" office:value="135.072421942444">
            <text:p>135,072</text:p>
          </table:table-cell>
          <table:table-cell office:value-type="float" office:value="-0.2542">
            <text:p>-0,2542</text:p>
          </table:table-cell>
          <table:table-cell office:value-type="float" office:value="0.0282">
            <text:p>0,0282</text:p>
          </table:table-cell>
          <table:table-cell office:value-type="float" office:value="0.0061">
            <text:p>0,0061</text:p>
          </table:table-cell>
          <table:table-cell table:formula="of:=[.J47]/ABS([.H47])" office:value-type="float" office:value="0.0239968528717545">
            <text:p>0,0240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8]+[.A48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48])*180/PI()" office:value-type="float" office:value="128.682187453489">
            <text:p>128,682</text:p>
          </table:table-cell>
          <table:table-cell office:value-type="float" office:value="-0.3454">
            <text:p>-0,3454</text:p>
          </table:table-cell>
          <table:table-cell office:value-type="float" office:value="0.0254">
            <text:p>0,0254</text:p>
          </table:table-cell>
          <table:table-cell office:value-type="float" office:value="0.0089">
            <text:p>0,0089</text:p>
          </table:table-cell>
          <table:table-cell table:formula="of:=[.J48]/ABS([.H48])" office:value-type="float" office:value="0.0257672264041691">
            <text:p>0,0258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9]+[.A49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49])*180/PI()" office:value-type="float" office:value="122.819891570807">
            <text:p>122,820</text:p>
          </table:table-cell>
          <table:table-cell office:value-type="float" office:value="-0.3323">
            <text:p>-0,3323</text:p>
          </table:table-cell>
          <table:table-cell office:value-type="float" office:value="0.0238">
            <text:p>0,0238</text:p>
          </table:table-cell>
          <table:table-cell office:value-type="float" office:value="0.0076">
            <text:p>0,0076</text:p>
          </table:table-cell>
          <table:table-cell table:formula="of:=[.J49]/ABS([.H49])" office:value-type="float" office:value="0.022870899789347">
            <text:p>0,0229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0]+[.A50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50])*180/PI()" office:value-type="float" office:value="117.258126272495">
            <text:p>117,258</text:p>
          </table:table-cell>
          <table:table-cell office:value-type="float" office:value="-0.4699">
            <text:p>-0,4699</text:p>
          </table:table-cell>
          <table:table-cell office:value-type="float" office:value="0.0272">
            <text:p>0,0272</text:p>
          </table:table-cell>
          <table:table-cell office:value-type="float" office:value="0.0144">
            <text:p>0,0144</text:p>
          </table:table-cell>
          <table:table-cell table:formula="of:=[.J50]/ABS([.H50])" office:value-type="float" office:value="0.0306448180463928">
            <text:p>0,0306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1]+[.A51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51])*180/PI()" office:value-type="float" office:value="112.024312837042">
            <text:p>112,024</text:p>
          </table:table-cell>
          <table:table-cell office:value-type="float" office:value="-0.4719">
            <text:p>-0,4719</text:p>
          </table:table-cell>
          <table:table-cell office:value-type="float" office:value="0.026">
            <text:p>0,0260</text:p>
          </table:table-cell>
          <table:table-cell office:value-type="float" office:value="0.0115">
            <text:p>0,0115</text:p>
          </table:table-cell>
          <table:table-cell table:formula="of:=[.J51]/ABS([.H51])" office:value-type="float" office:value="0.0243695698241153">
            <text:p>0,0244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2]+[.A52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52])*180/PI()" office:value-type="float" office:value="106.977731108226">
            <text:p>106,978</text:p>
          </table:table-cell>
          <table:table-cell office:value-type="float" office:value="-0.4785">
            <text:p>-0,4785</text:p>
          </table:table-cell>
          <table:table-cell office:value-type="float" office:value="0.0231">
            <text:p>0,0231</text:p>
          </table:table-cell>
          <table:table-cell office:value-type="float" office:value="0.0107">
            <text:p>0,0107</text:p>
          </table:table-cell>
          <table:table-cell table:formula="of:=[.J52]/ABS([.H52])" office:value-type="float" office:value="0.0223615464994775">
            <text:p>0,0224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3]+[.A53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53])*180/PI()" office:value-type="float" office:value="102.005172830754">
            <text:p>102,005</text:p>
          </table:table-cell>
          <table:table-cell office:value-type="float" office:value="-0.4961">
            <text:p>-0,4961</text:p>
          </table:table-cell>
          <table:table-cell office:value-type="float" office:value="0.0225">
            <text:p>0,0225</text:p>
          </table:table-cell>
          <table:table-cell office:value-type="float" office:value="0.0126">
            <text:p>0,0126</text:p>
          </table:table-cell>
          <table:table-cell table:formula="of:=[.J53]/ABS([.H53])" office:value-type="float" office:value="0.0253981052207216">
            <text:p>0,0254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4]+[.A54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54])*180/PI()" office:value-type="float" office:value="97.1807557814583">
            <text:p>97,181</text:p>
          </table:table-cell>
          <table:table-cell office:value-type="float" office:value="-0.5071">
            <text:p>-0,5071</text:p>
          </table:table-cell>
          <table:table-cell office:value-type="float" office:value="0.0217">
            <text:p>0,0217</text:p>
          </table:table-cell>
          <table:table-cell office:value-type="float" office:value="0.0122">
            <text:p>0,0122</text:p>
          </table:table-cell>
          <table:table-cell table:formula="of:=[.J54]/ABS([.H54])" office:value-type="float" office:value="0.0240583711299546">
            <text:p>0,0241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5]+[.A55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55])*180/PI()" office:value-type="float" office:value="92.4071307900295">
            <text:p>92,407</text:p>
          </table:table-cell>
          <table:table-cell office:value-type="float" office:value="-0.5006">
            <text:p>-0,5006</text:p>
          </table:table-cell>
          <table:table-cell office:value-type="float" office:value="0.021">
            <text:p>0,0210</text:p>
          </table:table-cell>
          <table:table-cell office:value-type="float" office:value="0.0119">
            <text:p>0,0119</text:p>
          </table:table-cell>
          <table:table-cell table:formula="of:=[.J55]/ABS([.H55])" office:value-type="float" office:value="0.0237714742309229">
            <text:p>0,0238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6]+[.A56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56])*180/PI()" office:value-type="float" office:value="87.5928692099705">
            <text:p>87,593</text:p>
          </table:table-cell>
          <table:table-cell office:value-type="float" office:value="-0.4552">
            <text:p>-0,4552</text:p>
          </table:table-cell>
          <table:table-cell office:value-type="float" office:value="0.0208">
            <text:p>0,0208</text:p>
          </table:table-cell>
          <table:table-cell office:value-type="float" office:value="0.0111">
            <text:p>0,0111</text:p>
          </table:table-cell>
          <table:table-cell table:formula="of:=[.J56]/ABS([.H56])" office:value-type="float" office:value="0.0243848857644991">
            <text:p>0,0244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7]+[.A57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57])*180/PI()" office:value-type="float" office:value="82.8192442185417">
            <text:p>82,819</text:p>
          </table:table-cell>
          <table:table-cell office:value-type="float" office:value="-0.4081">
            <text:p>-0,4081</text:p>
          </table:table-cell>
          <table:table-cell office:value-type="float" office:value="0.0214">
            <text:p>0,0214</text:p>
          </table:table-cell>
          <table:table-cell office:value-type="float" office:value="0.0095">
            <text:p>0,0095</text:p>
          </table:table-cell>
          <table:table-cell table:formula="of:=[.J57]/ABS([.H57])" office:value-type="float" office:value="0.0232786081842686">
            <text:p>0,0233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8]+[.A58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58])*180/PI()" office:value-type="float" office:value="77.9948271692462">
            <text:p>77,995</text:p>
          </table:table-cell>
          <table:table-cell office:value-type="float" office:value="-0.415">
            <text:p>-0,4150</text:p>
          </table:table-cell>
          <table:table-cell office:value-type="float" office:value="0.0214">
            <text:p>0,0214</text:p>
          </table:table-cell>
          <table:table-cell office:value-type="float" office:value="0.0102">
            <text:p>0,0102</text:p>
          </table:table-cell>
          <table:table-cell table:formula="of:=[.J58]/ABS([.H58])" office:value-type="float" office:value="0.024578313253012">
            <text:p>0,0246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9]+[.A59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59])*180/PI()" office:value-type="float" office:value="73.0222688917742">
            <text:p>73,022</text:p>
          </table:table-cell>
          <table:table-cell office:value-type="float" office:value="-0.3549">
            <text:p>-0,3549</text:p>
          </table:table-cell>
          <table:table-cell office:value-type="float" office:value="0.022">
            <text:p>0,0220</text:p>
          </table:table-cell>
          <table:table-cell office:value-type="float" office:value="0.0083">
            <text:p>0,0083</text:p>
          </table:table-cell>
          <table:table-cell table:formula="of:=[.J59]/ABS([.H59])" office:value-type="float" office:value="0.0233868695407157">
            <text:p>0,0234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0]+[.A60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60])*180/PI()" office:value-type="float" office:value="67.9756871629579">
            <text:p>67,976</text:p>
          </table:table-cell>
          <table:table-cell office:value-type="float" office:value="-0.2956">
            <text:p>-0,2956</text:p>
          </table:table-cell>
          <table:table-cell office:value-type="float" office:value="0.0233">
            <text:p>0,0233</text:p>
          </table:table-cell>
          <table:table-cell office:value-type="float" office:value="0.0071">
            <text:p>0,0071</text:p>
          </table:table-cell>
          <table:table-cell table:formula="of:=[.J60]/ABS([.H60])" office:value-type="float" office:value="0.0240189445196211">
            <text:p>0,0240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1]+[.A61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61])*180/PI()" office:value-type="float" office:value="62.7418737275049">
            <text:p>62,742</text:p>
          </table:table-cell>
          <table:table-cell office:value-type="float" office:value="-0.2226">
            <text:p>-0,2226</text:p>
          </table:table-cell>
          <table:table-cell office:value-type="float" office:value="0.025">
            <text:p>0,0250</text:p>
          </table:table-cell>
          <table:table-cell office:value-type="float" office:value="0.0051">
            <text:p>0,0051</text:p>
          </table:table-cell>
          <table:table-cell table:formula="of:=[.J61]/ABS([.H61])" office:value-type="float" office:value="0.022911051212938">
            <text:p>0,0229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2]+[.A62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62])*180/PI()" office:value-type="float" office:value="57.1801084291935">
            <text:p>57,180</text:p>
          </table:table-cell>
          <table:table-cell office:value-type="float" office:value="-0.0885">
            <text:p>-0,0885</text:p>
          </table:table-cell>
          <table:table-cell office:value-type="float" office:value="0.0398">
            <text:p>0,0398</text:p>
          </table:table-cell>
          <table:table-cell office:value-type="float" office:value="0.0025">
            <text:p>0,0025</text:p>
          </table:table-cell>
          <table:table-cell table:formula="of:=[.J62]/ABS([.H62])" office:value-type="float" office:value="0.0282485875706215">
            <text:p>0,028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1" table:formula="of:=[.C82]" office:value-type="float" office:value="783.42">
            <text:p>783,42</text:p>
          </table:table-cell>
          <table:table-cell table:style-name="ce1"/>
          <table:table-cell/>
          <table:table-cell table:formula="of:=AVERAGE([.K65:.K84])" office:value-type="float" office:value="0.0583130476246567">
            <text:p>0,0583</text:p>
          </table:table-cell>
          <table:table-cell table:number-columns-repeated="6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5]+[.A65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65])*180/PI()" office:value-type="float" office:value="163.335428626181">
            <text:p>163,335</text:p>
          </table:table-cell>
          <table:table-cell office:value-type="float" office:value="-0.0118">
            <text:p>-0,0118</text:p>
          </table:table-cell>
          <table:table-cell office:value-type="float" office:value="0.0642">
            <text:p>0,0642</text:p>
          </table:table-cell>
          <table:table-cell office:value-type="float" office:value="0.0015">
            <text:p>0,0015</text:p>
          </table:table-cell>
          <table:table-cell table:formula="of:=[.J65]/ABS([.H65])" office:value-type="float" office:value="0.127118644067797">
            <text:p>0,1271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6]+[.A66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66])*180/PI()" office:value-type="float" office:value="151.04497562814">
            <text:p>151,045</text:p>
          </table:table-cell>
          <table:table-cell office:value-type="float" office:value="0.1425">
            <text:p>0,1425</text:p>
          </table:table-cell>
          <table:table-cell office:value-type="float" office:value="0.04">
            <text:p>0,0400</text:p>
          </table:table-cell>
          <table:table-cell office:value-type="float" office:value="0.0039">
            <text:p>0,0039</text:p>
          </table:table-cell>
          <table:table-cell table:formula="of:=[.J66]/ABS([.H66])" office:value-type="float" office:value="0.0273684210526316">
            <text:p>0,0274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7]+[.A67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67])*180/PI()" office:value-type="float" office:value="142.372809371166">
            <text:p>142,373</text:p>
          </table:table-cell>
          <table:table-cell office:value-type="float" office:value="0.0446">
            <text:p>0,0446</text:p>
          </table:table-cell>
          <table:table-cell office:value-type="float" office:value="0.0302">
            <text:p>0,0302</text:p>
          </table:table-cell>
          <table:table-cell office:value-type="float" office:value="0.0021">
            <text:p>0,0021</text:p>
          </table:table-cell>
          <table:table-cell table:formula="of:=[.J67]/ABS([.H67])" office:value-type="float" office:value="0.047085201793722">
            <text:p>0,0471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8]+[.A68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68])*180/PI()" office:value-type="float" office:value="135.072421942444">
            <text:p>135,072</text:p>
          </table:table-cell>
          <table:table-cell office:value-type="float" office:value="-0.052">
            <text:p>-0,0520</text:p>
          </table:table-cell>
          <table:table-cell office:value-type="float" office:value="0.0287">
            <text:p>0,0287</text:p>
          </table:table-cell>
          <table:table-cell office:value-type="float" office:value="0.0016">
            <text:p>0,0016</text:p>
          </table:table-cell>
          <table:table-cell table:formula="of:=[.J68]/ABS([.H68])" office:value-type="float" office:value="0.0307692307692308">
            <text:p>0,0308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9]+[.A69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69])*180/PI()" office:value-type="float" office:value="128.682187453489">
            <text:p>128,682</text:p>
          </table:table-cell>
          <table:table-cell office:value-type="float" office:value="-0.0686">
            <text:p>-0,0686</text:p>
          </table:table-cell>
          <table:table-cell office:value-type="float" office:value="0.0266">
            <text:p>0,0266</text:p>
          </table:table-cell>
          <table:table-cell office:value-type="float" office:value="0.0021">
            <text:p>0,0021</text:p>
          </table:table-cell>
          <table:table-cell table:formula="of:=[.J69]/ABS([.H69])" office:value-type="float" office:value="0.0306122448979592">
            <text:p>0,0306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0]+[.A70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70])*180/PI()" office:value-type="float" office:value="122.819891570807">
            <text:p>122,820</text:p>
          </table:table-cell>
          <table:table-cell office:value-type="float" office:value="-0.141">
            <text:p>-0,1410</text:p>
          </table:table-cell>
          <table:table-cell office:value-type="float" office:value="0.0269">
            <text:p>0,0269</text:p>
          </table:table-cell>
          <table:table-cell office:value-type="float" office:value="0.0035">
            <text:p>0,0035</text:p>
          </table:table-cell>
          <table:table-cell table:formula="of:=[.J70]/ABS([.H70])" office:value-type="float" office:value="0.024822695035461">
            <text:p>0,0248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1]+[.A71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71])*180/PI()" office:value-type="float" office:value="117.258126272495">
            <text:p>117,258</text:p>
          </table:table-cell>
          <table:table-cell office:value-type="float" office:value="-0.227">
            <text:p>-0,2270</text:p>
          </table:table-cell>
          <table:table-cell office:value-type="float" office:value="0.0296">
            <text:p>0,0296</text:p>
          </table:table-cell>
          <table:table-cell office:value-type="float" office:value="0.0073">
            <text:p>0,0073</text:p>
          </table:table-cell>
          <table:table-cell table:formula="of:=[.J71]/ABS([.H71])" office:value-type="float" office:value="0.03215859030837">
            <text:p>0,0322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2]+[.A72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72])*180/PI()" office:value-type="float" office:value="112.024312837042">
            <text:p>112,024</text:p>
          </table:table-cell>
          <table:table-cell office:value-type="float" office:value="-0.2535">
            <text:p>-0,2535</text:p>
          </table:table-cell>
          <table:table-cell office:value-type="float" office:value="0.0291">
            <text:p>0,0291</text:p>
          </table:table-cell>
          <table:table-cell office:value-type="float" office:value="0.006">
            <text:p>0,0060</text:p>
          </table:table-cell>
          <table:table-cell table:formula="of:=[.J72]/ABS([.H72])" office:value-type="float" office:value="0.0236686390532544">
            <text:p>0,0237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3]+[.A73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73])*180/PI()" office:value-type="float" office:value="106.977731108226">
            <text:p>106,978</text:p>
          </table:table-cell>
          <table:table-cell office:value-type="float" office:value="-0.3046">
            <text:p>-0,3046</text:p>
          </table:table-cell>
          <table:table-cell office:value-type="float" office:value="0.0262">
            <text:p>0,0262</text:p>
          </table:table-cell>
          <table:table-cell office:value-type="float" office:value="0.0071">
            <text:p>0,0071</text:p>
          </table:table-cell>
          <table:table-cell table:formula="of:=[.J73]/ABS([.H73])" office:value-type="float" office:value="0.0233092580433355">
            <text:p>0,0233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4]+[.A74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74])*180/PI()" office:value-type="float" office:value="102.005172830754">
            <text:p>102,005</text:p>
          </table:table-cell>
          <table:table-cell office:value-type="float" office:value="-0.3395">
            <text:p>-0,3395</text:p>
          </table:table-cell>
          <table:table-cell office:value-type="float" office:value="0.0255">
            <text:p>0,0255</text:p>
          </table:table-cell>
          <table:table-cell office:value-type="float" office:value="0.0087">
            <text:p>0,0087</text:p>
          </table:table-cell>
          <table:table-cell table:formula="of:=[.J74]/ABS([.H74])" office:value-type="float" office:value="0.0256259204712813">
            <text:p>0,0256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5]+[.A75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75])*180/PI()" office:value-type="float" office:value="97.1807557814583">
            <text:p>97,181</text:p>
          </table:table-cell>
          <table:table-cell office:value-type="float" office:value="-0.327">
            <text:p>-0,3270</text:p>
          </table:table-cell>
          <table:table-cell office:value-type="float" office:value="0.024">
            <text:p>0,0240</text:p>
          </table:table-cell>
          <table:table-cell office:value-type="float" office:value="0.0077">
            <text:p>0,0077</text:p>
          </table:table-cell>
          <table:table-cell table:formula="of:=[.J75]/ABS([.H75])" office:value-type="float" office:value="0.0235474006116208">
            <text:p>0,0235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6]+[.A76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76])*180/PI()" office:value-type="float" office:value="92.4071307900295">
            <text:p>92,407</text:p>
          </table:table-cell>
          <table:table-cell office:value-type="float" office:value="-0.3487">
            <text:p>-0,3487</text:p>
          </table:table-cell>
          <table:table-cell office:value-type="float" office:value="0.0234">
            <text:p>0,0234</text:p>
          </table:table-cell>
          <table:table-cell office:value-type="float" office:value="0.0084">
            <text:p>0,0084</text:p>
          </table:table-cell>
          <table:table-cell table:formula="of:=[.J76]/ABS([.H76])" office:value-type="float" office:value="0.0240894751935761">
            <text:p>0,0241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7]+[.A77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77])*180/PI()" office:value-type="float" office:value="87.5928692099705">
            <text:p>87,593</text:p>
          </table:table-cell>
          <table:table-cell office:value-type="float" office:value="-0.3679">
            <text:p>-0,3679</text:p>
          </table:table-cell>
          <table:table-cell office:value-type="float" office:value="0.0234">
            <text:p>0,0234</text:p>
          </table:table-cell>
          <table:table-cell office:value-type="float" office:value="0.0094">
            <text:p>0,0094</text:p>
          </table:table-cell>
          <table:table-cell table:formula="of:=[.J77]/ABS([.H77])" office:value-type="float" office:value="0.0255504213101386">
            <text:p>0,0256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8]+[.A78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78])*180/PI()" office:value-type="float" office:value="82.8192442185417">
            <text:p>82,819</text:p>
          </table:table-cell>
          <table:table-cell office:value-type="float" office:value="-0.29">
            <text:p>-0,2900</text:p>
          </table:table-cell>
          <table:table-cell office:value-type="float" office:value="0.024">
            <text:p>0,0240</text:p>
          </table:table-cell>
          <table:table-cell office:value-type="float" office:value="0.007">
            <text:p>0,0070</text:p>
          </table:table-cell>
          <table:table-cell table:formula="of:=[.J78]/ABS([.H78])" office:value-type="float" office:value="0.0241379310344828">
            <text:p>0,0241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9]+[.A79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79])*180/PI()" office:value-type="float" office:value="77.9948271692462">
            <text:p>77,995</text:p>
          </table:table-cell>
          <table:table-cell office:value-type="float" office:value="-0.2765">
            <text:p>-0,2765</text:p>
          </table:table-cell>
          <table:table-cell office:value-type="float" office:value="0.0241">
            <text:p>0,0241</text:p>
          </table:table-cell>
          <table:table-cell office:value-type="float" office:value="0.0071">
            <text:p>0,0071</text:p>
          </table:table-cell>
          <table:table-cell table:formula="of:=[.J79]/ABS([.H79])" office:value-type="float" office:value="0.0256781193490054">
            <text:p>0,0257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0]+[.A80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80])*180/PI()" office:value-type="float" office:value="73.0222688917742">
            <text:p>73,022</text:p>
          </table:table-cell>
          <table:table-cell office:value-type="float" office:value="-0.2073">
            <text:p>-0,2073</text:p>
          </table:table-cell>
          <table:table-cell office:value-type="float" office:value="0.0249">
            <text:p>0,0249</text:p>
          </table:table-cell>
          <table:table-cell office:value-type="float" office:value="0.0052">
            <text:p>0,0052</text:p>
          </table:table-cell>
          <table:table-cell table:formula="of:=[.J80]/ABS([.H80])" office:value-type="float" office:value="0.0250844187168355">
            <text:p>0,0251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1]+[.A81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81])*180/PI()" office:value-type="float" office:value="67.9756871629579">
            <text:p>67,976</text:p>
          </table:table-cell>
          <table:table-cell office:value-type="float" office:value="-0.1324">
            <text:p>-0,1324</text:p>
          </table:table-cell>
          <table:table-cell office:value-type="float" office:value="0.0271">
            <text:p>0,0271</text:p>
          </table:table-cell>
          <table:table-cell office:value-type="float" office:value="0.0035">
            <text:p>0,0035</text:p>
          </table:table-cell>
          <table:table-cell table:formula="of:=[.J81]/ABS([.H81])" office:value-type="float" office:value="0.0264350453172205">
            <text:p>0,0264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2]+[.A82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82])*180/PI()" office:value-type="float" office:value="62.7418737275049">
            <text:p>62,742</text:p>
          </table:table-cell>
          <table:table-cell office:value-type="float" office:value="-0.1332">
            <text:p>-0,1332</text:p>
          </table:table-cell>
          <table:table-cell office:value-type="float" office:value="0.0285">
            <text:p>0,0285</text:p>
          </table:table-cell>
          <table:table-cell office:value-type="float" office:value="0.0033">
            <text:p>0,0033</text:p>
          </table:table-cell>
          <table:table-cell table:formula="of:=[.J82]/ABS([.H82])" office:value-type="float" office:value="0.0247747747747748">
            <text:p>0,0248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3]+[.A83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83])*180/PI()" office:value-type="float" office:value="57.1801084291935">
            <text:p>57,180</text:p>
          </table:table-cell>
          <table:table-cell office:value-type="float" office:value="-0.0639">
            <text:p>-0,0639</text:p>
          </table:table-cell>
          <table:table-cell office:value-type="float" office:value="0.0355">
            <text:p>0,0355</text:p>
          </table:table-cell>
          <table:table-cell office:value-type="float" office:value="0.0018">
            <text:p>0,0018</text:p>
          </table:table-cell>
          <table:table-cell table:formula="of:=[.J83]/ABS([.H83])" office:value-type="float" office:value="0.028169014084507">
            <text:p>0,0282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4]+[.A84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84])*180/PI()" office:value-type="float" office:value="51.3178125465106">
            <text:p>51,318</text:p>
          </table:table-cell>
          <table:table-cell office:value-type="float" office:value="-0.0227">
            <text:p>-0,0227</text:p>
          </table:table-cell>
          <table:table-cell office:value-type="float" office:value="0.1514">
            <text:p>0,1514</text:p>
          </table:table-cell>
          <table:table-cell office:value-type="float" office:value="0.0124">
            <text:p>0,0124</text:p>
          </table:table-cell>
          <table:table-cell table:formula="of:=[.J84]/ABS([.H84])" office:value-type="float" office:value="0.54625550660793">
            <text:p>0,54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1" table:formula="of:=[.C104]" office:value-type="float" office:value="815.92">
            <text:p>815,92</text:p>
          </table:table-cell>
          <table:table-cell table:style-name="ce1"/>
          <table:table-cell/>
          <table:table-cell table:formula="of:=AVERAGE([.K87:.K106])" office:value-type="float" office:value="0.0313717508132889">
            <text:p>0,0314</text:p>
          </table:table-cell>
          <table:table-cell table:number-columns-repeated="6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7]+[.A87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87])*180/PI()" office:value-type="float" office:value="163.335428626181">
            <text:p>163,335</text:p>
          </table:table-cell>
          <table:table-cell office:value-type="float" office:value="0.1257">
            <text:p>0,1257</text:p>
          </table:table-cell>
          <table:table-cell office:value-type="float" office:value="0.0607">
            <text:p>0,0607</text:p>
          </table:table-cell>
          <table:table-cell office:value-type="float" office:value="0.0029">
            <text:p>0,0029</text:p>
          </table:table-cell>
          <table:table-cell table:formula="of:=[.J87]/ABS([.H87])" office:value-type="float" office:value="0.0230708035003978">
            <text:p>0,0231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8]+[.A88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88])*180/PI()" office:value-type="float" office:value="151.04497562814">
            <text:p>151,045</text:p>
          </table:table-cell>
          <table:table-cell office:value-type="float" office:value="0.2256">
            <text:p>0,2256</text:p>
          </table:table-cell>
          <table:table-cell office:value-type="float" office:value="0.037">
            <text:p>0,0370</text:p>
          </table:table-cell>
          <table:table-cell office:value-type="float" office:value="0.0057">
            <text:p>0,0057</text:p>
          </table:table-cell>
          <table:table-cell table:formula="of:=[.J88]/ABS([.H88])" office:value-type="float" office:value="0.0252659574468085">
            <text:p>0,025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9]+[.A89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89])*180/PI()" office:value-type="float" office:value="142.372809371166">
            <text:p>142,373</text:p>
          </table:table-cell>
          <table:table-cell office:value-type="float" office:value="0.2111">
            <text:p>0,2111</text:p>
          </table:table-cell>
          <table:table-cell office:value-type="float" office:value="0.029">
            <text:p>0,0290</text:p>
          </table:table-cell>
          <table:table-cell office:value-type="float" office:value="0.0054">
            <text:p>0,0054</text:p>
          </table:table-cell>
          <table:table-cell table:formula="of:=[.J89]/ABS([.H89])" office:value-type="float" office:value="0.0255802936996684">
            <text:p>0,0256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0]+[.A90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90])*180/PI()" office:value-type="float" office:value="135.072421942444">
            <text:p>135,072</text:p>
          </table:table-cell>
          <table:table-cell office:value-type="float" office:value="0.1436">
            <text:p>0,1436</text:p>
          </table:table-cell>
          <table:table-cell office:value-type="float" office:value="0.0272">
            <text:p>0,0272</text:p>
          </table:table-cell>
          <table:table-cell office:value-type="float" office:value="0.0036">
            <text:p>0,0036</text:p>
          </table:table-cell>
          <table:table-cell table:formula="of:=[.J90]/ABS([.H90])" office:value-type="float" office:value="0.0250696378830084">
            <text:p>0,0251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1]+[.A91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91])*180/PI()" office:value-type="float" office:value="128.682187453489">
            <text:p>128,682</text:p>
          </table:table-cell>
          <table:table-cell office:value-type="float" office:value="0.0644">
            <text:p>0,0644</text:p>
          </table:table-cell>
          <table:table-cell office:value-type="float" office:value="0.0268">
            <text:p>0,0268</text:p>
          </table:table-cell>
          <table:table-cell office:value-type="float" office:value="0.002">
            <text:p>0,0020</text:p>
          </table:table-cell>
          <table:table-cell table:formula="of:=[.J91]/ABS([.H91])" office:value-type="float" office:value="0.031055900621118">
            <text:p>0,0311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2]+[.A92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92])*180/PI()" office:value-type="float" office:value="122.819891570807">
            <text:p>122,820</text:p>
          </table:table-cell>
          <table:table-cell office:value-type="float" office:value="0.0131">
            <text:p>0,0131</text:p>
          </table:table-cell>
          <table:table-cell office:value-type="float" office:value="0.0264">
            <text:p>0,0264</text:p>
          </table:table-cell>
          <table:table-cell office:value-type="float" office:value="0.001">
            <text:p>0,0010</text:p>
          </table:table-cell>
          <table:table-cell table:formula="of:=[.J92]/ABS([.H92])" office:value-type="float" office:value="0.0763358778625954">
            <text:p>0,076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3]+[.A93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93])*180/PI()" office:value-type="float" office:value="117.258126272495">
            <text:p>117,258</text:p>
          </table:table-cell>
          <table:table-cell office:value-type="float" office:value="-0.0853">
            <text:p>-0,0853</text:p>
          </table:table-cell>
          <table:table-cell office:value-type="float" office:value="0.0306">
            <text:p>0,0306</text:p>
          </table:table-cell>
          <table:table-cell office:value-type="float" office:value="0.003">
            <text:p>0,0030</text:p>
          </table:table-cell>
          <table:table-cell table:formula="of:=[.J93]/ABS([.H93])" office:value-type="float" office:value="0.0351699882766706">
            <text:p>0,0352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4]+[.A94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94])*180/PI()" office:value-type="float" office:value="112.024312837042">
            <text:p>112,024</text:p>
          </table:table-cell>
          <table:table-cell office:value-type="float" office:value="-0.1155">
            <text:p>-0,1155</text:p>
          </table:table-cell>
          <table:table-cell office:value-type="float" office:value="0.0296">
            <text:p>0,0296</text:p>
          </table:table-cell>
          <table:table-cell office:value-type="float" office:value="0.0032">
            <text:p>0,0032</text:p>
          </table:table-cell>
          <table:table-cell table:formula="of:=[.J94]/ABS([.H94])" office:value-type="float" office:value="0.0277056277056277">
            <text:p>0,0277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5]+[.A95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95])*180/PI()" office:value-type="float" office:value="106.977731108226">
            <text:p>106,978</text:p>
          </table:table-cell>
          <table:table-cell office:value-type="float" office:value="-0.1414">
            <text:p>-0,1414</text:p>
          </table:table-cell>
          <table:table-cell office:value-type="float" office:value="0.0268">
            <text:p>0,0268</text:p>
          </table:table-cell>
          <table:table-cell office:value-type="float" office:value="0.0033">
            <text:p>0,0033</text:p>
          </table:table-cell>
          <table:table-cell table:formula="of:=[.J95]/ABS([.H95])" office:value-type="float" office:value="0.0233380480905233">
            <text:p>0,023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6]+[.A96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96])*180/PI()" office:value-type="float" office:value="102.005172830754">
            <text:p>102,005</text:p>
          </table:table-cell>
          <table:table-cell office:value-type="float" office:value="-0.2129">
            <text:p>-0,2129</text:p>
          </table:table-cell>
          <table:table-cell office:value-type="float" office:value="0.0265">
            <text:p>0,0265</text:p>
          </table:table-cell>
          <table:table-cell office:value-type="float" office:value="0.0056">
            <text:p>0,0056</text:p>
          </table:table-cell>
          <table:table-cell table:formula="of:=[.J96]/ABS([.H96])" office:value-type="float" office:value="0.0263034288398309">
            <text:p>0,026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7]+[.A97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97])*180/PI()" office:value-type="float" office:value="97.1807557814583">
            <text:p>97,181</text:p>
          </table:table-cell>
          <table:table-cell office:value-type="float" office:value="-0.2001">
            <text:p>-0,2001</text:p>
          </table:table-cell>
          <table:table-cell office:value-type="float" office:value="0.0259">
            <text:p>0,0259</text:p>
          </table:table-cell>
          <table:table-cell office:value-type="float" office:value="0.005">
            <text:p>0,0050</text:p>
          </table:table-cell>
          <table:table-cell table:formula="of:=[.J97]/ABS([.H97])" office:value-type="float" office:value="0.0249875062468766">
            <text:p>0,0250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8]+[.A98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98])*180/PI()" office:value-type="float" office:value="92.4071307900295">
            <text:p>92,407</text:p>
          </table:table-cell>
          <table:table-cell office:value-type="float" office:value="-0.1777">
            <text:p>-0,1777</text:p>
          </table:table-cell>
          <table:table-cell office:value-type="float" office:value="0.0258">
            <text:p>0,0258</text:p>
          </table:table-cell>
          <table:table-cell office:value-type="float" office:value="0.0045">
            <text:p>0,0045</text:p>
          </table:table-cell>
          <table:table-cell table:formula="of:=[.J98]/ABS([.H98])" office:value-type="float" office:value="0.0253235790658413">
            <text:p>0,025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9]+[.A99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99])*180/PI()" office:value-type="float" office:value="87.5928692099705">
            <text:p>87,593</text:p>
          </table:table-cell>
          <table:table-cell office:value-type="float" office:value="-0.2395">
            <text:p>-0,2395</text:p>
          </table:table-cell>
          <table:table-cell office:value-type="float" office:value="0.0254">
            <text:p>0,0254</text:p>
          </table:table-cell>
          <table:table-cell office:value-type="float" office:value="0.0063">
            <text:p>0,0063</text:p>
          </table:table-cell>
          <table:table-cell table:formula="of:=[.J99]/ABS([.H99])" office:value-type="float" office:value="0.0263048016701461">
            <text:p>0,026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0]+[.A100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00])*180/PI()" office:value-type="float" office:value="82.8192442185417">
            <text:p>82,819</text:p>
          </table:table-cell>
          <table:table-cell office:value-type="float" office:value="-0.234">
            <text:p>-0,2340</text:p>
          </table:table-cell>
          <table:table-cell office:value-type="float" office:value="0.0258">
            <text:p>0,0258</text:p>
          </table:table-cell>
          <table:table-cell office:value-type="float" office:value="0.0058">
            <text:p>0,0058</text:p>
          </table:table-cell>
          <table:table-cell table:formula="of:=[.J100]/ABS([.H100])" office:value-type="float" office:value="0.0247863247863248">
            <text:p>0,0248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1]+[.A101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01])*180/PI()" office:value-type="float" office:value="77.9948271692462">
            <text:p>77,995</text:p>
          </table:table-cell>
          <table:table-cell office:value-type="float" office:value="-0.1973">
            <text:p>-0,1973</text:p>
          </table:table-cell>
          <table:table-cell office:value-type="float" office:value="0.026">
            <text:p>0,0260</text:p>
          </table:table-cell>
          <table:table-cell office:value-type="float" office:value="0.0053">
            <text:p>0,0053</text:p>
          </table:table-cell>
          <table:table-cell table:formula="of:=[.J101]/ABS([.H101])" office:value-type="float" office:value="0.026862645717182">
            <text:p>0,0269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2]+[.A102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02])*180/PI()" office:value-type="float" office:value="73.0222688917742">
            <text:p>73,022</text:p>
          </table:table-cell>
          <table:table-cell office:value-type="float" office:value="-0.1676">
            <text:p>-0,1676</text:p>
          </table:table-cell>
          <table:table-cell office:value-type="float" office:value="0.0273">
            <text:p>0,0273</text:p>
          </table:table-cell>
          <table:table-cell office:value-type="float" office:value="0.0045">
            <text:p>0,0045</text:p>
          </table:table-cell>
          <table:table-cell table:formula="of:=[.J102]/ABS([.H102])" office:value-type="float" office:value="0.0268496420047733">
            <text:p>0,0268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3]+[.A103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03])*180/PI()" office:value-type="float" office:value="67.9756871629579">
            <text:p>67,976</text:p>
          </table:table-cell>
          <table:table-cell office:value-type="float" office:value="-0.1709">
            <text:p>-0,1709</text:p>
          </table:table-cell>
          <table:table-cell office:value-type="float" office:value="0.0281">
            <text:p>0,0281</text:p>
          </table:table-cell>
          <table:table-cell office:value-type="float" office:value="0.0045">
            <text:p>0,0045</text:p>
          </table:table-cell>
          <table:table-cell table:formula="of:=[.J103]/ABS([.H103])" office:value-type="float" office:value="0.0263311878291399">
            <text:p>0,026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4]+[.A104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104])*180/PI()" office:value-type="float" office:value="62.7418737275049">
            <text:p>62,742</text:p>
          </table:table-cell>
          <table:table-cell office:value-type="float" office:value="-0.0759">
            <text:p>-0,0759</text:p>
          </table:table-cell>
          <table:table-cell office:value-type="float" office:value="0.0309">
            <text:p>0,0309</text:p>
          </table:table-cell>
          <table:table-cell office:value-type="float" office:value="0.002">
            <text:p>0,0020</text:p>
          </table:table-cell>
          <table:table-cell table:formula="of:=[.J104]/ABS([.H104])" office:value-type="float" office:value="0.0263504611330698">
            <text:p>0,0264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5]+[.A105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105])*180/PI()" office:value-type="float" office:value="57.1801084291935">
            <text:p>57,180</text:p>
          </table:table-cell>
          <table:table-cell office:value-type="float" office:value="0.0581">
            <text:p>0,0581</text:p>
          </table:table-cell>
          <table:table-cell office:value-type="float" office:value="0.0372">
            <text:p>0,0372</text:p>
          </table:table-cell>
          <table:table-cell office:value-type="float" office:value="0.002">
            <text:p>0,0020</text:p>
          </table:table-cell>
          <table:table-cell table:formula="of:=[.J105]/ABS([.H105])" office:value-type="float" office:value="0.0344234079173838">
            <text:p>0,0344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6]+[.A106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106])*180/PI()" office:value-type="float" office:value="51.3178125465106">
            <text:p>51,318</text:p>
          </table:table-cell>
          <table:table-cell office:value-type="float" office:value="0.1538">
            <text:p>0,1538</text:p>
          </table:table-cell>
          <table:table-cell office:value-type="float" office:value="0.0913">
            <text:p>0,0913</text:p>
          </table:table-cell>
          <table:table-cell office:value-type="float" office:value="0.0102">
            <text:p>0,0102</text:p>
          </table:table-cell>
          <table:table-cell table:formula="of:=[.J106]/ABS([.H106])" office:value-type="float" office:value="0.0663198959687906">
            <text:p>0,06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1" table:formula="of:=[.C126]" office:value-type="float" office:value="850.45">
            <text:p>850,45</text:p>
          </table:table-cell>
          <table:table-cell table:style-name="ce1"/>
          <table:table-cell/>
          <table:table-cell table:formula="of:=AVERAGE([.K109:.K128])" office:value-type="float" office:value="0.0455231454233236">
            <text:p>0,0455</text:p>
          </table:table-cell>
          <table:table-cell table:number-columns-repeated="6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09]+[.A109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109])*180/PI()" office:value-type="float" office:value="163.335428626181">
            <text:p>163,335</text:p>
          </table:table-cell>
          <table:table-cell office:value-type="float" office:value="0.2751">
            <text:p>0,2751</text:p>
          </table:table-cell>
          <table:table-cell office:value-type="float" office:value="0.0573">
            <text:p>0,0573</text:p>
          </table:table-cell>
          <table:table-cell office:value-type="float" office:value="0.006">
            <text:p>0,0060</text:p>
          </table:table-cell>
          <table:table-cell table:formula="of:=[.J109]/ABS([.H109])" office:value-type="float" office:value="0.0218102508178844">
            <text:p>0,0218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0]+[.A110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110])*180/PI()" office:value-type="float" office:value="151.04497562814">
            <text:p>151,045</text:p>
          </table:table-cell>
          <table:table-cell office:value-type="float" office:value="0.2378">
            <text:p>0,2378</text:p>
          </table:table-cell>
          <table:table-cell office:value-type="float" office:value="0.037">
            <text:p>0,0370</text:p>
          </table:table-cell>
          <table:table-cell office:value-type="float" office:value="0.0057">
            <text:p>0,0057</text:p>
          </table:table-cell>
          <table:table-cell table:formula="of:=[.J110]/ABS([.H110])" office:value-type="float" office:value="0.0239697224558452">
            <text:p>0,0240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1]+[.A111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111])*180/PI()" office:value-type="float" office:value="142.372809371166">
            <text:p>142,373</text:p>
          </table:table-cell>
          <table:table-cell office:value-type="float" office:value="0.2522">
            <text:p>0,2522</text:p>
          </table:table-cell>
          <table:table-cell office:value-type="float" office:value="0.0295">
            <text:p>0,0295</text:p>
          </table:table-cell>
          <table:table-cell office:value-type="float" office:value="0.0066">
            <text:p>0,0066</text:p>
          </table:table-cell>
          <table:table-cell table:formula="of:=[.J111]/ABS([.H111])" office:value-type="float" office:value="0.0261697065820777">
            <text:p>0,0262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2]+[.A112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112])*180/PI()" office:value-type="float" office:value="135.072421942444">
            <text:p>135,072</text:p>
          </table:table-cell>
          <table:table-cell office:value-type="float" office:value="0.1968">
            <text:p>0,1968</text:p>
          </table:table-cell>
          <table:table-cell office:value-type="float" office:value="0.0274">
            <text:p>0,0274</text:p>
          </table:table-cell>
          <table:table-cell office:value-type="float" office:value="0.0047">
            <text:p>0,0047</text:p>
          </table:table-cell>
          <table:table-cell table:formula="of:=[.J112]/ABS([.H112])" office:value-type="float" office:value="0.0238821138211382">
            <text:p>0,0239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3]+[.A113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113])*180/PI()" office:value-type="float" office:value="128.682187453489">
            <text:p>128,682</text:p>
          </table:table-cell>
          <table:table-cell office:value-type="float" office:value="0.1035">
            <text:p>0,1035</text:p>
          </table:table-cell>
          <table:table-cell office:value-type="float" office:value="0.0271">
            <text:p>0,0271</text:p>
          </table:table-cell>
          <table:table-cell office:value-type="float" office:value="0.003">
            <text:p>0,0030</text:p>
          </table:table-cell>
          <table:table-cell table:formula="of:=[.J113]/ABS([.H113])" office:value-type="float" office:value="0.0289855072463768">
            <text:p>0,0290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4]+[.A114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114])*180/PI()" office:value-type="float" office:value="122.819891570807">
            <text:p>122,820</text:p>
          </table:table-cell>
          <table:table-cell office:value-type="float" office:value="0.0862">
            <text:p>0,0862</text:p>
          </table:table-cell>
          <table:table-cell office:value-type="float" office:value="0.0265">
            <text:p>0,0265</text:p>
          </table:table-cell>
          <table:table-cell office:value-type="float" office:value="0.0023">
            <text:p>0,0023</text:p>
          </table:table-cell>
          <table:table-cell table:formula="of:=[.J114]/ABS([.H114])" office:value-type="float" office:value="0.0266821345707657">
            <text:p>0,0267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5]+[.A115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115])*180/PI()" office:value-type="float" office:value="117.258126272495">
            <text:p>117,258</text:p>
          </table:table-cell>
          <table:table-cell office:value-type="float" office:value="-0.0074">
            <text:p>-0,0074</text:p>
          </table:table-cell>
          <table:table-cell office:value-type="float" office:value="0.0313">
            <text:p>0,0313</text:p>
          </table:table-cell>
          <table:table-cell office:value-type="float" office:value="0.0013">
            <text:p>0,0013</text:p>
          </table:table-cell>
          <table:table-cell table:formula="of:=[.J115]/ABS([.H115])" office:value-type="float" office:value="0.175675675675676">
            <text:p>0,1757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6]+[.A116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116])*180/PI()" office:value-type="float" office:value="112.024312837042">
            <text:p>112,024</text:p>
          </table:table-cell>
          <table:table-cell office:value-type="float" office:value="-0.0716">
            <text:p>-0,0716</text:p>
          </table:table-cell>
          <table:table-cell office:value-type="float" office:value="0.0327">
            <text:p>0,0327</text:p>
          </table:table-cell>
          <table:table-cell office:value-type="float" office:value="0.0023">
            <text:p>0,0023</text:p>
          </table:table-cell>
          <table:table-cell table:formula="of:=[.J116]/ABS([.H116])" office:value-type="float" office:value="0.032122905027933">
            <text:p>0,032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7]+[.A117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117])*180/PI()" office:value-type="float" office:value="106.977731108226">
            <text:p>106,978</text:p>
          </table:table-cell>
          <table:table-cell office:value-type="float" office:value="-0.0847">
            <text:p>-0,0847</text:p>
          </table:table-cell>
          <table:table-cell office:value-type="float" office:value="0.0284">
            <text:p>0,0284</text:p>
          </table:table-cell>
          <table:table-cell office:value-type="float" office:value="0.0021">
            <text:p>0,0021</text:p>
          </table:table-cell>
          <table:table-cell table:formula="of:=[.J117]/ABS([.H117])" office:value-type="float" office:value="0.0247933884297521">
            <text:p>0,0248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8]+[.A118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118])*180/PI()" office:value-type="float" office:value="102.005172830754">
            <text:p>102,005</text:p>
          </table:table-cell>
          <table:table-cell office:value-type="float" office:value="-0.0855">
            <text:p>-0,0855</text:p>
          </table:table-cell>
          <table:table-cell office:value-type="float" office:value="0.0285">
            <text:p>0,0285</text:p>
          </table:table-cell>
          <table:table-cell office:value-type="float" office:value="0.0024">
            <text:p>0,0024</text:p>
          </table:table-cell>
          <table:table-cell table:formula="of:=[.J118]/ABS([.H118])" office:value-type="float" office:value="0.0280701754385965">
            <text:p>0,028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9]+[.A119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119])*180/PI()" office:value-type="float" office:value="97.1807557814583">
            <text:p>97,181</text:p>
          </table:table-cell>
          <table:table-cell office:value-type="float" office:value="-0.1695">
            <text:p>-0,1695</text:p>
          </table:table-cell>
          <table:table-cell office:value-type="float" office:value="0.0278">
            <text:p>0,0278</text:p>
          </table:table-cell>
          <table:table-cell office:value-type="float" office:value="0.0043">
            <text:p>0,0043</text:p>
          </table:table-cell>
          <table:table-cell table:formula="of:=[.J119]/ABS([.H119])" office:value-type="float" office:value="0.0253687315634218">
            <text:p>0,0254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0]+[.A120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120])*180/PI()" office:value-type="float" office:value="92.4071307900295">
            <text:p>92,407</text:p>
          </table:table-cell>
          <table:table-cell office:value-type="float" office:value="-0.1884">
            <text:p>-0,1884</text:p>
          </table:table-cell>
          <table:table-cell office:value-type="float" office:value="0.0276">
            <text:p>0,0276</text:p>
          </table:table-cell>
          <table:table-cell office:value-type="float" office:value="0.0051">
            <text:p>0,0051</text:p>
          </table:table-cell>
          <table:table-cell table:formula="of:=[.J120]/ABS([.H120])" office:value-type="float" office:value="0.0270700636942675">
            <text:p>0,027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1]+[.A121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121])*180/PI()" office:value-type="float" office:value="87.5928692099705">
            <text:p>87,593</text:p>
          </table:table-cell>
          <table:table-cell office:value-type="float" office:value="-0.2271">
            <text:p>-0,2271</text:p>
          </table:table-cell>
          <table:table-cell office:value-type="float" office:value="0.0279">
            <text:p>0,0279</text:p>
          </table:table-cell>
          <table:table-cell office:value-type="float" office:value="0.0063">
            <text:p>0,0063</text:p>
          </table:table-cell>
          <table:table-cell table:formula="of:=[.J121]/ABS([.H121])" office:value-type="float" office:value="0.0277410832232497">
            <text:p>0,0277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2]+[.A122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22])*180/PI()" office:value-type="float" office:value="82.8192442185417">
            <text:p>82,819</text:p>
          </table:table-cell>
          <table:table-cell office:value-type="float" office:value="-0.1669">
            <text:p>-0,1669</text:p>
          </table:table-cell>
          <table:table-cell office:value-type="float" office:value="0.028">
            <text:p>0,0280</text:p>
          </table:table-cell>
          <table:table-cell office:value-type="float" office:value="0.0041">
            <text:p>0,0041</text:p>
          </table:table-cell>
          <table:table-cell table:formula="of:=[.J122]/ABS([.H122])" office:value-type="float" office:value="0.024565608148592">
            <text:p>0,0246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3]+[.A123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23])*180/PI()" office:value-type="float" office:value="77.9948271692462">
            <text:p>77,995</text:p>
          </table:table-cell>
          <table:table-cell office:value-type="float" office:value="-0.2262">
            <text:p>-0,2262</text:p>
          </table:table-cell>
          <table:table-cell office:value-type="float" office:value="0.0294">
            <text:p>0,0294</text:p>
          </table:table-cell>
          <table:table-cell office:value-type="float" office:value="0.0068">
            <text:p>0,0068</text:p>
          </table:table-cell>
          <table:table-cell table:formula="of:=[.J123]/ABS([.H123])" office:value-type="float" office:value="0.0300618921308576">
            <text:p>0,030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4]+[.A124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24])*180/PI()" office:value-type="float" office:value="73.0222688917742">
            <text:p>73,022</text:p>
          </table:table-cell>
          <table:table-cell office:value-type="float" office:value="-0.1331">
            <text:p>-0,1331</text:p>
          </table:table-cell>
          <table:table-cell office:value-type="float" office:value="0.031">
            <text:p>0,0310</text:p>
          </table:table-cell>
          <table:table-cell office:value-type="float" office:value="0.0039">
            <text:p>0,0039</text:p>
          </table:table-cell>
          <table:table-cell table:formula="of:=[.J124]/ABS([.H124])" office:value-type="float" office:value="0.0293012772351615">
            <text:p>0,0293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5]+[.A125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25])*180/PI()" office:value-type="float" office:value="67.9756871629579">
            <text:p>67,976</text:p>
          </table:table-cell>
          <table:table-cell office:value-type="float" office:value="-0.1096">
            <text:p>-0,1096</text:p>
          </table:table-cell>
          <table:table-cell office:value-type="float" office:value="0.0321">
            <text:p>0,0321</text:p>
          </table:table-cell>
          <table:table-cell office:value-type="float" office:value="0.0031">
            <text:p>0,0031</text:p>
          </table:table-cell>
          <table:table-cell table:formula="of:=[.J125]/ABS([.H125])" office:value-type="float" office:value="0.0282846715328467">
            <text:p>0,0283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6]+[.A126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126])*180/PI()" office:value-type="float" office:value="62.7418737275049">
            <text:p>62,742</text:p>
          </table:table-cell>
          <table:table-cell office:value-type="float" office:value="-0.0264">
            <text:p>-0,0264</text:p>
          </table:table-cell>
          <table:table-cell office:value-type="float" office:value="0.0357">
            <text:p>0,0357</text:p>
          </table:table-cell>
          <table:table-cell office:value-type="float" office:value="0.0014">
            <text:p>0,0014</text:p>
          </table:table-cell>
          <table:table-cell table:formula="of:=[.J126]/ABS([.H126])" office:value-type="float" office:value="0.053030303030303">
            <text:p>0,0530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7]+[.A127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127])*180/PI()" office:value-type="float" office:value="57.1801084291935">
            <text:p>57,180</text:p>
          </table:table-cell>
          <table:table-cell office:value-type="float" office:value="-0.006">
            <text:p>-0,0060</text:p>
          </table:table-cell>
          <table:table-cell office:value-type="float" office:value="0.0396">
            <text:p>0,0396</text:p>
          </table:table-cell>
          <table:table-cell office:value-type="float" office:value="0.0011">
            <text:p>0,0011</text:p>
          </table:table-cell>
          <table:table-cell table:formula="of:=[.J127]/ABS([.H127])" office:value-type="float" office:value="0.183333333333333">
            <text:p>0,1833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8]+[.A128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128])*180/PI()" office:value-type="float" office:value="51.3178125465106">
            <text:p>51,318</text:p>
          </table:table-cell>
          <table:table-cell office:value-type="float" office:value="0.1251">
            <text:p>0,1251</text:p>
          </table:table-cell>
          <table:table-cell office:value-type="float" office:value="0.085">
            <text:p>0,0850</text:p>
          </table:table-cell>
          <table:table-cell office:value-type="float" office:value="0.0087">
            <text:p>0,0087</text:p>
          </table:table-cell>
          <table:table-cell table:formula="of:=[.J128]/ABS([.H128])" office:value-type="float" office:value="0.0695443645083933">
            <text:p>0,06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1" table:formula="of:=[.C148]" office:value-type="float" office:value="884.015">
            <text:p>884,02</text:p>
          </table:table-cell>
          <table:table-cell table:style-name="ce1"/>
          <table:table-cell/>
          <table:table-cell table:formula="of:=AVERAGE([.K131:.K150])" office:value-type="float" office:value="0.0385179061159427">
            <text:p>0,0385</text:p>
          </table:table-cell>
          <table:table-cell table:number-columns-repeated="6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1]+[.A131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131])*180/PI()" office:value-type="float" office:value="163.335428626181">
            <text:p>163,335</text:p>
          </table:table-cell>
          <table:table-cell office:value-type="float" office:value="0.0922">
            <text:p>0,0922</text:p>
          </table:table-cell>
          <table:table-cell office:value-type="float" office:value="0.0793">
            <text:p>0,0793</text:p>
          </table:table-cell>
          <table:table-cell office:value-type="float" office:value="0.0029">
            <text:p>0,0029</text:p>
          </table:table-cell>
          <table:table-cell table:formula="of:=[.J131]/ABS([.H131])" office:value-type="float" office:value="0.0314533622559653">
            <text:p>0,0315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2]+[.A132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132])*180/PI()" office:value-type="float" office:value="151.04497562814">
            <text:p>151,045</text:p>
          </table:table-cell>
          <table:table-cell office:value-type="float" office:value="0.2998">
            <text:p>0,2998</text:p>
          </table:table-cell>
          <table:table-cell office:value-type="float" office:value="0.0534">
            <text:p>0,0534</text:p>
          </table:table-cell>
          <table:table-cell office:value-type="float" office:value="0.0074">
            <text:p>0,0074</text:p>
          </table:table-cell>
          <table:table-cell table:formula="of:=[.J132]/ABS([.H132])" office:value-type="float" office:value="0.0246831220813876">
            <text:p>0,0247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3]+[.A133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133])*180/PI()" office:value-type="float" office:value="142.372809371166">
            <text:p>142,373</text:p>
          </table:table-cell>
          <table:table-cell office:value-type="float" office:value="0.2396">
            <text:p>0,2396</text:p>
          </table:table-cell>
          <table:table-cell office:value-type="float" office:value="0.0432">
            <text:p>0,0432</text:p>
          </table:table-cell>
          <table:table-cell office:value-type="float" office:value="0.007">
            <text:p>0,0070</text:p>
          </table:table-cell>
          <table:table-cell table:formula="of:=[.J133]/ABS([.H133])" office:value-type="float" office:value="0.0292153589315526">
            <text:p>0,029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4]+[.A134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134])*180/PI()" office:value-type="float" office:value="135.072421942444">
            <text:p>135,072</text:p>
          </table:table-cell>
          <table:table-cell office:value-type="float" office:value="0.2067">
            <text:p>0,2067</text:p>
          </table:table-cell>
          <table:table-cell office:value-type="float" office:value="0.0407">
            <text:p>0,0407</text:p>
          </table:table-cell>
          <table:table-cell office:value-type="float" office:value="0.0052">
            <text:p>0,0052</text:p>
          </table:table-cell>
          <table:table-cell table:formula="of:=[.J134]/ABS([.H134])" office:value-type="float" office:value="0.0251572327044025">
            <text:p>0,025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5]+[.A135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135])*180/PI()" office:value-type="float" office:value="128.682187453489">
            <text:p>128,682</text:p>
          </table:table-cell>
          <table:table-cell office:value-type="float" office:value="0.2398">
            <text:p>0,2398</text:p>
          </table:table-cell>
          <table:table-cell office:value-type="float" office:value="0.0391">
            <text:p>0,0391</text:p>
          </table:table-cell>
          <table:table-cell office:value-type="float" office:value="0.007">
            <text:p>0,0070</text:p>
          </table:table-cell>
          <table:table-cell table:formula="of:=[.J135]/ABS([.H135])" office:value-type="float" office:value="0.0291909924937448">
            <text:p>0,029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6]+[.A136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136])*180/PI()" office:value-type="float" office:value="122.819891570807">
            <text:p>122,820</text:p>
          </table:table-cell>
          <table:table-cell office:value-type="float" office:value="0.0934">
            <text:p>0,0934</text:p>
          </table:table-cell>
          <table:table-cell office:value-type="float" office:value="0.0395">
            <text:p>0,0395</text:p>
          </table:table-cell>
          <table:table-cell office:value-type="float" office:value="0.0027">
            <text:p>0,0027</text:p>
          </table:table-cell>
          <table:table-cell table:formula="of:=[.J136]/ABS([.H136])" office:value-type="float" office:value="0.0289079229122056">
            <text:p>0,028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7]+[.A137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137])*180/PI()" office:value-type="float" office:value="117.258126272495">
            <text:p>117,258</text:p>
          </table:table-cell>
          <table:table-cell office:value-type="float" office:value="0.0145">
            <text:p>0,0145</text:p>
          </table:table-cell>
          <table:table-cell office:value-type="float" office:value="0.0476">
            <text:p>0,0476</text:p>
          </table:table-cell>
          <table:table-cell office:value-type="float" office:value="0.0018">
            <text:p>0,0018</text:p>
          </table:table-cell>
          <table:table-cell table:formula="of:=[.J137]/ABS([.H137])" office:value-type="float" office:value="0.124137931034483">
            <text:p>0,1241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8]+[.A138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138])*180/PI()" office:value-type="float" office:value="112.024312837042">
            <text:p>112,024</text:p>
          </table:table-cell>
          <table:table-cell office:value-type="float" office:value="-0.0709">
            <text:p>-0,0709</text:p>
          </table:table-cell>
          <table:table-cell office:value-type="float" office:value="0.0504">
            <text:p>0,0504</text:p>
          </table:table-cell>
          <table:table-cell office:value-type="float" office:value="0.0024">
            <text:p>0,0024</text:p>
          </table:table-cell>
          <table:table-cell table:formula="of:=[.J138]/ABS([.H138])" office:value-type="float" office:value="0.0338504936530324">
            <text:p>0,033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9]+[.A139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139])*180/PI()" office:value-type="float" office:value="106.977731108226">
            <text:p>106,978</text:p>
          </table:table-cell>
          <table:table-cell office:value-type="float" office:value="-0.0608">
            <text:p>-0,0608</text:p>
          </table:table-cell>
          <table:table-cell office:value-type="float" office:value="0.0427">
            <text:p>0,0427</text:p>
          </table:table-cell>
          <table:table-cell office:value-type="float" office:value="0.0017">
            <text:p>0,0017</text:p>
          </table:table-cell>
          <table:table-cell table:formula="of:=[.J139]/ABS([.H139])" office:value-type="float" office:value="0.0279605263157895">
            <text:p>0,0280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0]+[.A140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140])*180/PI()" office:value-type="float" office:value="102.005172830754">
            <text:p>102,005</text:p>
          </table:table-cell>
          <table:table-cell office:value-type="float" office:value="-0.0734">
            <text:p>-0,0734</text:p>
          </table:table-cell>
          <table:table-cell office:value-type="float" office:value="0.0441">
            <text:p>0,0441</text:p>
          </table:table-cell>
          <table:table-cell office:value-type="float" office:value="0.0024">
            <text:p>0,0024</text:p>
          </table:table-cell>
          <table:table-cell table:formula="of:=[.J140]/ABS([.H140])" office:value-type="float" office:value="0.0326975476839237">
            <text:p>0,0327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1]+[.A141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141])*180/PI()" office:value-type="float" office:value="97.1807557814583">
            <text:p>97,181</text:p>
          </table:table-cell>
          <table:table-cell office:value-type="float" office:value="-0.1408">
            <text:p>-0,1408</text:p>
          </table:table-cell>
          <table:table-cell office:value-type="float" office:value="0.0428">
            <text:p>0,0428</text:p>
          </table:table-cell>
          <table:table-cell office:value-type="float" office:value="0.004">
            <text:p>0,0040</text:p>
          </table:table-cell>
          <table:table-cell table:formula="of:=[.J141]/ABS([.H141])" office:value-type="float" office:value="0.0284090909090909">
            <text:p>0,0284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2]+[.A142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142])*180/PI()" office:value-type="float" office:value="92.4071307900295">
            <text:p>92,407</text:p>
          </table:table-cell>
          <table:table-cell office:value-type="float" office:value="-0.1586">
            <text:p>-0,1586</text:p>
          </table:table-cell>
          <table:table-cell office:value-type="float" office:value="0.0414">
            <text:p>0,0414</text:p>
          </table:table-cell>
          <table:table-cell office:value-type="float" office:value="0.0042">
            <text:p>0,0042</text:p>
          </table:table-cell>
          <table:table-cell table:formula="of:=[.J142]/ABS([.H142])" office:value-type="float" office:value="0.0264817150063052">
            <text:p>0,0265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3]+[.A143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143])*180/PI()" office:value-type="float" office:value="87.5928692099705">
            <text:p>87,593</text:p>
          </table:table-cell>
          <table:table-cell office:value-type="float" office:value="-0.1366">
            <text:p>-0,1366</text:p>
          </table:table-cell>
          <table:table-cell office:value-type="float" office:value="0.0439">
            <text:p>0,0439</text:p>
          </table:table-cell>
          <table:table-cell office:value-type="float" office:value="0.0038">
            <text:p>0,0038</text:p>
          </table:table-cell>
          <table:table-cell table:formula="of:=[.J143]/ABS([.H143])" office:value-type="float" office:value="0.0278184480234261">
            <text:p>0,0278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4]+[.A144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44])*180/PI()" office:value-type="float" office:value="82.8192442185417">
            <text:p>82,819</text:p>
          </table:table-cell>
          <table:table-cell office:value-type="float" office:value="-0.1965">
            <text:p>-0,1965</text:p>
          </table:table-cell>
          <table:table-cell office:value-type="float" office:value="0.0436">
            <text:p>0,0436</text:p>
          </table:table-cell>
          <table:table-cell office:value-type="float" office:value="0.005">
            <text:p>0,0050</text:p>
          </table:table-cell>
          <table:table-cell table:formula="of:=[.J144]/ABS([.H144])" office:value-type="float" office:value="0.0254452926208651">
            <text:p>0,0254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5]+[.A145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45])*180/PI()" office:value-type="float" office:value="77.9948271692462">
            <text:p>77,995</text:p>
          </table:table-cell>
          <table:table-cell office:value-type="float" office:value="-0.26">
            <text:p>-0,2600</text:p>
          </table:table-cell>
          <table:table-cell office:value-type="float" office:value="0.0475">
            <text:p>0,0475</text:p>
          </table:table-cell>
          <table:table-cell office:value-type="float" office:value="0.0083">
            <text:p>0,0083</text:p>
          </table:table-cell>
          <table:table-cell table:formula="of:=[.J145]/ABS([.H145])" office:value-type="float" office:value="0.0319230769230769">
            <text:p>0,031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6]+[.A146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46])*180/PI()" office:value-type="float" office:value="73.0222688917742">
            <text:p>73,022</text:p>
          </table:table-cell>
          <table:table-cell office:value-type="float" office:value="-0.1733">
            <text:p>-0,1733</text:p>
          </table:table-cell>
          <table:table-cell office:value-type="float" office:value="0.0504">
            <text:p>0,0504</text:p>
          </table:table-cell>
          <table:table-cell office:value-type="float" office:value="0.0059">
            <text:p>0,0059</text:p>
          </table:table-cell>
          <table:table-cell table:formula="of:=[.J146]/ABS([.H146])" office:value-type="float" office:value="0.0340450086555107">
            <text:p>0,0340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7]+[.A147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47])*180/PI()" office:value-type="float" office:value="67.9756871629579">
            <text:p>67,976</text:p>
          </table:table-cell>
          <table:table-cell office:value-type="float" office:value="-0.2339">
            <text:p>-0,2339</text:p>
          </table:table-cell>
          <table:table-cell office:value-type="float" office:value="0.0537">
            <text:p>0,0537</text:p>
          </table:table-cell>
          <table:table-cell office:value-type="float" office:value="0.007">
            <text:p>0,0070</text:p>
          </table:table-cell>
          <table:table-cell table:formula="of:=[.J147]/ABS([.H147])" office:value-type="float" office:value="0.029927319367251">
            <text:p>0,029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8]+[.A148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148])*180/PI()" office:value-type="float" office:value="62.7418737275049">
            <text:p>62,742</text:p>
          </table:table-cell>
          <table:table-cell office:value-type="float" office:value="-0.0465">
            <text:p>-0,0465</text:p>
          </table:table-cell>
          <table:table-cell office:value-type="float" office:value="0.0568">
            <text:p>0,0568</text:p>
          </table:table-cell>
          <table:table-cell office:value-type="float" office:value="0.0024">
            <text:p>0,0024</text:p>
          </table:table-cell>
          <table:table-cell table:formula="of:=[.J148]/ABS([.H148])" office:value-type="float" office:value="0.0516129032258065">
            <text:p>0,0516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9]+[.A149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149])*180/PI()" office:value-type="float" office:value="57.1801084291935">
            <text:p>57,180</text:p>
          </table:table-cell>
          <table:table-cell office:value-type="float" office:value="-0.0196">
            <text:p>-0,0196</text:p>
          </table:table-cell>
          <table:table-cell office:value-type="float" office:value="0.0596">
            <text:p>0,0596</text:p>
          </table:table-cell>
          <table:table-cell office:value-type="float" office:value="0.0016">
            <text:p>0,0016</text:p>
          </table:table-cell>
          <table:table-cell table:formula="of:=[.J149]/ABS([.H149])" office:value-type="float" office:value="0.0816326530612245">
            <text:p>0,0816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50]+[.A150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150])*180/PI()" office:value-type="float" office:value="51.3178125465106">
            <text:p>51,318</text:p>
          </table:table-cell>
          <table:table-cell office:value-type="float" office:value="-0.1157">
            <text:p>-0,1157</text:p>
          </table:table-cell>
          <table:table-cell office:value-type="float" office:value="0.085">
            <text:p>0,0850</text:p>
          </table:table-cell>
          <table:table-cell office:value-type="float" office:value="0.0053">
            <text:p>0,0053</text:p>
          </table:table-cell>
          <table:table-cell table:formula="of:=[.J150]/ABS([.H150])" office:value-type="float" office:value="0.0458081244598098">
            <text:p>0,04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1" table:formula="of:=[.C170]" office:value-type="float" office:value="916.655">
            <text:p>916,66</text:p>
          </table:table-cell>
          <table:table-cell table:style-name="ce1"/>
          <table:table-cell/>
          <table:table-cell table:formula="of:=AVERAGE([.K153:.K173])" office:value-type="float" office:value="0.0480649527574863">
            <text:p>0,0481</text:p>
          </table:table-cell>
          <table:table-cell table:number-columns-repeated="6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3]+[.A153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153])*180/PI()" office:value-type="float" office:value="163.335428626181">
            <text:p>163,335</text:p>
          </table:table-cell>
          <table:table-cell office:value-type="float" office:value="0.1938">
            <text:p>0,1938</text:p>
          </table:table-cell>
          <table:table-cell office:value-type="float" office:value="0.0835">
            <text:p>0,0835</text:p>
          </table:table-cell>
          <table:table-cell office:value-type="float" office:value="0.004">
            <text:p>0,0040</text:p>
          </table:table-cell>
          <table:table-cell table:formula="of:=[.J153]/ABS([.H153])" office:value-type="float" office:value="0.0206398348813209">
            <text:p>0,0206</text:p>
          </table:table-cell>
          <table:table-cell/>
          <table:table-cell table:style-name="ce1" table:formula="of:=[.B153]+0.5*([.B153]-[.A153])" office:value-type="float" office:value="948.845">
            <text:p>948,85</text:p>
          </table:table-cell>
          <table:table-cell table:style-name="ce1" table:formula="of:=[.M153]-[.C153]" office:value-type="float" office:value="32.1900000000001">
            <text:p>32,19</text:p>
          </table:table-cell>
          <table:table-cell table:style-name="ce1" table:formula="of:=[.B153]-[.A153]" office:value-type="float" office:value="32.1900000000001">
            <text:p>32,19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4]+[.A154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154])*180/PI()" office:value-type="float" office:value="151.04497562814">
            <text:p>151,045</text:p>
          </table:table-cell>
          <table:table-cell office:value-type="float" office:value="0.2544">
            <text:p>0,2544</text:p>
          </table:table-cell>
          <table:table-cell office:value-type="float" office:value="0.0483">
            <text:p>0,0483</text:p>
          </table:table-cell>
          <table:table-cell office:value-type="float" office:value="0.0067">
            <text:p>0,0067</text:p>
          </table:table-cell>
          <table:table-cell table:formula="of:=[.J154]/ABS([.H154])" office:value-type="float" office:value="0.0263364779874214">
            <text:p>0,0263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5]+[.A155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155])*180/PI()" office:value-type="float" office:value="142.372809371166">
            <text:p>142,373</text:p>
          </table:table-cell>
          <table:table-cell office:value-type="float" office:value="0.1724">
            <text:p>0,1724</text:p>
          </table:table-cell>
          <table:table-cell office:value-type="float" office:value="0.0407">
            <text:p>0,0407</text:p>
          </table:table-cell>
          <table:table-cell office:value-type="float" office:value="0.0049">
            <text:p>0,0049</text:p>
          </table:table-cell>
          <table:table-cell table:formula="of:=[.J155]/ABS([.H155])" office:value-type="float" office:value="0.0284222737819025">
            <text:p>0,0284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6]+[.A156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156])*180/PI()" office:value-type="float" office:value="135.072421942444">
            <text:p>135,072</text:p>
          </table:table-cell>
          <table:table-cell office:value-type="float" office:value="0.0912">
            <text:p>0,0912</text:p>
          </table:table-cell>
          <table:table-cell office:value-type="float" office:value="0.0372">
            <text:p>0,0372</text:p>
          </table:table-cell>
          <table:table-cell office:value-type="float" office:value="0.0028">
            <text:p>0,0028</text:p>
          </table:table-cell>
          <table:table-cell table:formula="of:=[.J156]/ABS([.H156])" office:value-type="float" office:value="0.0307017543859649">
            <text:p>0,0307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7]+[.A157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157])*180/PI()" office:value-type="float" office:value="128.682187453489">
            <text:p>128,682</text:p>
          </table:table-cell>
          <table:table-cell office:value-type="float" office:value="0.141">
            <text:p>0,1410</text:p>
          </table:table-cell>
          <table:table-cell office:value-type="float" office:value="0.037">
            <text:p>0,0370</text:p>
          </table:table-cell>
          <table:table-cell office:value-type="float" office:value="0.0043">
            <text:p>0,0043</text:p>
          </table:table-cell>
          <table:table-cell table:formula="of:=[.J157]/ABS([.H157])" office:value-type="float" office:value="0.0304964539007092">
            <text:p>0,0305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8]+[.A158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158])*180/PI()" office:value-type="float" office:value="122.819891570807">
            <text:p>122,820</text:p>
          </table:table-cell>
          <table:table-cell office:value-type="float" office:value="0.0636">
            <text:p>0,0636</text:p>
          </table:table-cell>
          <table:table-cell office:value-type="float" office:value="0.038">
            <text:p>0,0380</text:p>
          </table:table-cell>
          <table:table-cell office:value-type="float" office:value="0.0022">
            <text:p>0,0022</text:p>
          </table:table-cell>
          <table:table-cell table:formula="of:=[.J158]/ABS([.H158])" office:value-type="float" office:value="0.0345911949685535">
            <text:p>0,0346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9]+[.A159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159])*180/PI()" office:value-type="float" office:value="117.258126272495">
            <text:p>117,258</text:p>
          </table:table-cell>
          <table:table-cell office:value-type="float" office:value="-0.0061">
            <text:p>-0,0061</text:p>
          </table:table-cell>
          <table:table-cell office:value-type="float" office:value="0.0473">
            <text:p>0,0473</text:p>
          </table:table-cell>
          <table:table-cell office:value-type="float" office:value="0.0016">
            <text:p>0,0016</text:p>
          </table:table-cell>
          <table:table-cell table:formula="of:=[.J159]/ABS([.H159])" office:value-type="float" office:value="0.262295081967213">
            <text:p>0,2623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0]+[.A160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160])*180/PI()" office:value-type="float" office:value="112.024312837042">
            <text:p>112,024</text:p>
          </table:table-cell>
          <table:table-cell office:value-type="float" office:value="-0.0737">
            <text:p>-0,0737</text:p>
          </table:table-cell>
          <table:table-cell office:value-type="float" office:value="0.0528">
            <text:p>0,0528</text:p>
          </table:table-cell>
          <table:table-cell office:value-type="float" office:value="0.0029">
            <text:p>0,0029</text:p>
          </table:table-cell>
          <table:table-cell table:formula="of:=[.J160]/ABS([.H160])" office:value-type="float" office:value="0.039348710990502">
            <text:p>0,0393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1]+[.A161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161])*180/PI()" office:value-type="float" office:value="106.977731108226">
            <text:p>106,978</text:p>
          </table:table-cell>
          <table:table-cell office:value-type="float" office:value="-0.1004">
            <text:p>-0,1004</text:p>
          </table:table-cell>
          <table:table-cell office:value-type="float" office:value="0.0458">
            <text:p>0,0458</text:p>
          </table:table-cell>
          <table:table-cell office:value-type="float" office:value="0.0027">
            <text:p>0,0027</text:p>
          </table:table-cell>
          <table:table-cell table:formula="of:=[.J161]/ABS([.H161])" office:value-type="float" office:value="0.0268924302788845">
            <text:p>0,0269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2]+[.A162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162])*180/PI()" office:value-type="float" office:value="102.005172830754">
            <text:p>102,005</text:p>
          </table:table-cell>
          <table:table-cell office:value-type="float" office:value="-0.1098">
            <text:p>-0,1098</text:p>
          </table:table-cell>
          <table:table-cell office:value-type="float" office:value="0.0448">
            <text:p>0,0448</text:p>
          </table:table-cell>
          <table:table-cell office:value-type="float" office:value="0.0035">
            <text:p>0,0035</text:p>
          </table:table-cell>
          <table:table-cell table:formula="of:=[.J162]/ABS([.H162])" office:value-type="float" office:value="0.0318761384335155">
            <text:p>0,0319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3]+[.A163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163])*180/PI()" office:value-type="float" office:value="97.1807557814583">
            <text:p>97,181</text:p>
          </table:table-cell>
          <table:table-cell office:value-type="float" office:value="-0.1538">
            <text:p>-0,1538</text:p>
          </table:table-cell>
          <table:table-cell office:value-type="float" office:value="0.045">
            <text:p>0,0450</text:p>
          </table:table-cell>
          <table:table-cell office:value-type="float" office:value="0.0044">
            <text:p>0,0044</text:p>
          </table:table-cell>
          <table:table-cell table:formula="of:=[.J163]/ABS([.H163])" office:value-type="float" office:value="0.0286085825747724">
            <text:p>0,0286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4]+[.A164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164])*180/PI()" office:value-type="float" office:value="92.4071307900295">
            <text:p>92,407</text:p>
          </table:table-cell>
          <table:table-cell office:value-type="float" office:value="-0.1723">
            <text:p>-0,1723</text:p>
          </table:table-cell>
          <table:table-cell office:value-type="float" office:value="0.0469">
            <text:p>0,0469</text:p>
          </table:table-cell>
          <table:table-cell office:value-type="float" office:value="0.005">
            <text:p>0,0050</text:p>
          </table:table-cell>
          <table:table-cell table:formula="of:=[.J164]/ABS([.H164])" office:value-type="float" office:value="0.0290191526407429">
            <text:p>0,0290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5]+[.A165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165])*180/PI()" office:value-type="float" office:value="87.5928692099705">
            <text:p>87,593</text:p>
          </table:table-cell>
          <table:table-cell office:value-type="float" office:value="-0.1876">
            <text:p>-0,1876</text:p>
          </table:table-cell>
          <table:table-cell office:value-type="float" office:value="0.0463">
            <text:p>0,0463</text:p>
          </table:table-cell>
          <table:table-cell office:value-type="float" office:value="0.0056">
            <text:p>0,0056</text:p>
          </table:table-cell>
          <table:table-cell table:formula="of:=[.J165]/ABS([.H165])" office:value-type="float" office:value="0.0298507462686567">
            <text:p>0,0299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6]+[.A166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66])*180/PI()" office:value-type="float" office:value="82.8192442185417">
            <text:p>82,819</text:p>
          </table:table-cell>
          <table:table-cell office:value-type="float" office:value="-0.1894">
            <text:p>-0,1894</text:p>
          </table:table-cell>
          <table:table-cell office:value-type="float" office:value="0.0475">
            <text:p>0,0475</text:p>
          </table:table-cell>
          <table:table-cell office:value-type="float" office:value="0.0052">
            <text:p>0,0052</text:p>
          </table:table-cell>
          <table:table-cell table:formula="of:=[.J166]/ABS([.H166])" office:value-type="float" office:value="0.027455121436114">
            <text:p>0,0275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7]+[.A167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67])*180/PI()" office:value-type="float" office:value="77.9948271692462">
            <text:p>77,995</text:p>
          </table:table-cell>
          <table:table-cell office:value-type="float" office:value="-0.2571">
            <text:p>-0,2571</text:p>
          </table:table-cell>
          <table:table-cell office:value-type="float" office:value="0.0539">
            <text:p>0,0539</text:p>
          </table:table-cell>
          <table:table-cell office:value-type="float" office:value="0.0089">
            <text:p>0,0089</text:p>
          </table:table-cell>
          <table:table-cell table:formula="of:=[.J167]/ABS([.H167])" office:value-type="float" office:value="0.0346168805912096">
            <text:p>0,0346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8]+[.A168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68])*180/PI()" office:value-type="float" office:value="73.0222688917742">
            <text:p>73,022</text:p>
          </table:table-cell>
          <table:table-cell office:value-type="float" office:value="-0.3514">
            <text:p>-0,3514</text:p>
          </table:table-cell>
          <table:table-cell office:value-type="float" office:value="0.0545">
            <text:p>0,0545</text:p>
          </table:table-cell>
          <table:table-cell office:value-type="float" office:value="0.0124">
            <text:p>0,0124</text:p>
          </table:table-cell>
          <table:table-cell table:formula="of:=[.J168]/ABS([.H168])" office:value-type="float" office:value="0.035287421741605">
            <text:p>0,0353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9]+[.A169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69])*180/PI()" office:value-type="float" office:value="67.9756871629579">
            <text:p>67,976</text:p>
          </table:table-cell>
          <table:table-cell office:value-type="float" office:value="-0.3853">
            <text:p>-0,3853</text:p>
          </table:table-cell>
          <table:table-cell office:value-type="float" office:value="0.0562">
            <text:p>0,0562</text:p>
          </table:table-cell>
          <table:table-cell office:value-type="float" office:value="0.0122">
            <text:p>0,0122</text:p>
          </table:table-cell>
          <table:table-cell table:formula="of:=[.J169]/ABS([.H169])" office:value-type="float" office:value="0.0316636387230729">
            <text:p>0,0317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0]+[.A170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170])*180/PI()" office:value-type="float" office:value="62.7418737275049">
            <text:p>62,742</text:p>
          </table:table-cell>
          <table:table-cell office:value-type="float" office:value="-0.2525">
            <text:p>-0,2525</text:p>
          </table:table-cell>
          <table:table-cell office:value-type="float" office:value="0.063">
            <text:p>0,0630</text:p>
          </table:table-cell>
          <table:table-cell office:value-type="float" office:value="0.0099">
            <text:p>0,0099</text:p>
          </table:table-cell>
          <table:table-cell table:formula="of:=[.J170]/ABS([.H170])" office:value-type="float" office:value="0.0392079207920792">
            <text:p>0,0392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1]+[.A171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171])*180/PI()" office:value-type="float" office:value="57.1801084291935">
            <text:p>57,180</text:p>
          </table:table-cell>
          <table:table-cell office:value-type="float" office:value="-0.2057">
            <text:p>-0,2057</text:p>
          </table:table-cell>
          <table:table-cell office:value-type="float" office:value="0.0651">
            <text:p>0,0651</text:p>
          </table:table-cell>
          <table:table-cell office:value-type="float" office:value="0.0077">
            <text:p>0,0077</text:p>
          </table:table-cell>
          <table:table-cell table:formula="of:=[.J171]/ABS([.H171])" office:value-type="float" office:value="0.0374331550802139">
            <text:p>0,0374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2]+[.A172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172])*180/PI()" office:value-type="float" office:value="51.3178125465106">
            <text:p>51,318</text:p>
          </table:table-cell>
          <table:table-cell office:value-type="float" office:value="-0.2958">
            <text:p>-0,2958</text:p>
          </table:table-cell>
          <table:table-cell office:value-type="float" office:value="0.0836">
            <text:p>0,0836</text:p>
          </table:table-cell>
          <table:table-cell office:value-type="float" office:value="0.0154">
            <text:p>0,0154</text:p>
          </table:table-cell>
          <table:table-cell table:formula="of:=[.J172]/ABS([.H172])" office:value-type="float" office:value="0.0520622041920216">
            <text:p>0,0521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3]+[.A173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708">
            <text:p>0,708</text:p>
          </table:table-cell>
          <table:table-cell table:formula="of:=ACOS([.F173])*180/PI()" office:value-type="float" office:value="44.9275780575565">
            <text:p>44,928</text:p>
          </table:table-cell>
          <table:table-cell office:value-type="float" office:value="-0.3357">
            <text:p>-0,3357</text:p>
          </table:table-cell>
          <table:table-cell office:value-type="float" office:value="0.2743">
            <text:p>0,2743</text:p>
          </table:table-cell>
          <table:table-cell office:value-type="float" office:value="0.0445">
            <text:p>0,0445</text:p>
          </table:table-cell>
          <table:table-cell table:formula="of:=[.J173]/ABS([.H173])" office:value-type="float" office:value="0.132558832290736">
            <text:p>0,1326</text:p>
          </table:table-cell>
          <table:table-cell table:number-columns-repeated="4"/>
        </table:table-row>
        <table:table-row table:style-name="ro1" table:number-rows-repeated="1048402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7.10.2014</text:date>, <text:time>11:38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7T11:38:47</dc:date>
    <meta:generator>LibreOffice/3.4$Unix LibreOffice_project/340m1$Build-1206</meta:generator>
    <meta:editing-duration>PT48S</meta:editing-duration>
    <meta:editing-cycles>1</meta:editing-cycles>
    <meta:document-statistic meta:table-count="1" meta:cell-count="1759" meta:object-count="0"/>
  </office:meta>
</office:document-meta>
</file>